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style:writing-mode="lr-tb"/>
      <style:text-properties fo:font-style="italic" style:font-style-asian="italic" style:font-style-complex="italic"/>
    </style:style>
    <style:style style:name="P36"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7"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39"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Indent">
      <style:paragraph-properties fo:margin-left="0.993cm" fo:margin-right="0cm" fo:text-indent="0cm" style:auto-text-indent="false"/>
    </style:style>
    <style:style style:name="P41" style:family="paragraph" style:parent-style-name="Text_20_Body_20_Indent">
      <style:paragraph-properties fo:margin-left="0.993cm" fo:margin-right="0cm" fo:text-indent="0cm" style:auto-text-indent="false"/>
      <style:text-properties fo:language="en" fo:country="US"/>
    </style:style>
    <style:style style:name="P42" style:family="paragraph" style:parent-style-name="Text_20_Body_20_Indent">
      <style:paragraph-properties fo:margin-left="0.993cm" fo:margin-right="0cm" fo:text-indent="0cm" style:auto-text-indent="false"/>
      <style:text-properties fo:color="#000000"/>
    </style:style>
    <style:style style:name="P43"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4"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5" style:family="paragraph" style:parent-style-name="Text_20_Body_20_Indent">
      <style:paragraph-properties fo:margin-left="0.993cm" fo:margin-right="0cm" fo:text-indent="0cm" style:auto-text-indent="false"/>
      <style:text-properties style:use-window-font-color="true"/>
    </style:style>
    <style:style style:name="P46" style:family="paragraph" style:parent-style-name="Text_20_Body_20_Indent">
      <style:paragraph-properties fo:margin-left="0.993cm" fo:margin-right="0cm" fo:text-indent="0cm" style:auto-text-indent="false"/>
      <style:text-properties style:use-window-font-color="true" fo:language="en" fo:country="US"/>
    </style:style>
    <style:style style:name="P47"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8"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0" style:family="paragraph" style:parent-style-name="Text_20_Body_20_Single">
      <style:paragraph-properties fo:margin-left="0.993cm" fo:margin-right="0cm" fo:orphans="2" fo:widows="2" fo:text-indent="0cm" style:auto-text-indent="false" style:writing-mode="lr-tb"/>
    </style:style>
    <style:style style:name="P51" style:family="paragraph" style:parent-style-name="Text_20_Body_20_Single">
      <style:paragraph-properties fo:margin-left="0.993cm" fo:margin-right="0cm" fo:text-indent="0cm" style:auto-text-indent="false"/>
      <style:text-properties fo:color="#000000"/>
    </style:style>
    <style:style style:name="P52" style:family="paragraph" style:parent-style-name="Hanging_20_indent">
      <style:paragraph-properties fo:margin-left="0.993cm" fo:margin-right="0cm" fo:text-indent="0cm" style:auto-text-indent="false"/>
    </style:style>
    <style:style style:name="P53"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4"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5"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6"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7" style:family="paragraph" style:parent-style-name="Default_20_Text">
      <style:paragraph-properties fo:margin-left="0.975cm" fo:margin-right="0cm" fo:text-indent="0cm" style:auto-text-indent="false"/>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style>
    <style:style style:name="P5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left="0.975cm" fo:margin-right="0cm" fo:text-indent="0cm" style:auto-text-indent="false"/>
    </style:style>
    <style:style style:name="P63" style:family="paragraph" style:parent-style-name="Text_20_Body_20_Indent">
      <style:paragraph-properties fo:margin-left="0.975cm" fo:margin-right="0cm" fo:text-indent="0cm" style:auto-text-indent="false"/>
      <style:text-properties fo:language="en" fo:country="US"/>
    </style:style>
    <style:style style:name="P64"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5" style:family="paragraph" style:parent-style-name="Text_20_Body_20_Single">
      <style:paragraph-properties fo:margin-left="0.975cm" fo:margin-right="0cm" fo:text-indent="0cm" style:auto-text-indent="false"/>
    </style:style>
    <style:style style:name="P66"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7"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8"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9"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70"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1" style:family="paragraph" style:parent-style-name="Text_20_Body_20_Indent">
      <style:text-properties fo:language="en" fo:country="US"/>
    </style:style>
    <style:style style:name="P72" style:family="paragraph" style:parent-style-name="Text_20_Body_20_Indent">
      <style:text-properties style:use-window-font-color="true"/>
    </style:style>
    <style:style style:name="P73"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4"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5"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7"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8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81"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3" style:family="paragraph" style:parent-style-name="Text_20_Body_20_Single">
      <style:paragraph-properties fo:margin-left="1.27cm" fo:margin-right="0cm" fo:orphans="2" fo:widows="2" fo:text-indent="0cm" style:auto-text-indent="false" style:writing-mode="lr-tb"/>
      <style:text-properties fo:color="#000000"/>
    </style:style>
    <style:style style:name="P84" style:family="paragraph" style:parent-style-name="Text_20_Body_20_Single">
      <style:paragraph-properties fo:margin-left="1.27cm" fo:margin-right="0cm" fo:text-indent="0cm" style:auto-text-indent="false"/>
    </style:style>
    <style:style style:name="P85" style:family="paragraph" style:parent-style-name="Text_20_Body_20_Single">
      <style:paragraph-properties fo:margin-left="1.27cm" fo:margin-right="0cm" fo:text-indent="0cm" style:auto-text-indent="false"/>
      <style:text-properties fo:color="#000000"/>
    </style:style>
    <style:style style:name="P86"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7"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9" style:family="paragraph" style:parent-style-name="Normal">
      <style:paragraph-properties fo:margin-left="1.27cm" fo:margin-right="0cm" fo:margin-top="0.176cm" fo:margin-bottom="0.176cm" fo:text-indent="0cm" style:auto-text-indent="false" style:text-autospace="none"/>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3"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4" style:family="paragraph" style:parent-style-name="Text_20_Body_20_Indent">
      <style:paragraph-properties fo:margin-top="0cm" fo:margin-bottom="0.212cm" fo:orphans="2" fo:widows="2" style:writing-mode="lr-tb"/>
    </style:style>
    <style:style style:name="P95" style:family="paragraph" style:parent-style-name="Text_20_Body_20_Indent"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7"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98"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9"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100"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101"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3"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4"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5"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6"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7"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8"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9"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10" style:family="paragraph" style:parent-style-name="Text_20_Body_20_Indent">
      <style:paragraph-properties fo:margin-left="0.958cm" fo:margin-right="0cm" fo:margin-top="0cm" fo:margin-bottom="0.212cm" fo:orphans="2" fo:widows="2" fo:text-indent="0cm" style:auto-text-indent="false" style:writing-mode="lr-tb"/>
    </style:style>
    <style:style style:name="P111"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Single">
      <style:paragraph-properties fo:margin-top="0cm" fo:margin-bottom="0.494cm"/>
    </style:style>
    <style:style style:name="P113"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4"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5"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6" style:family="paragraph" style:parent-style-name="Text_20_Body_20_Single">
      <style:text-properties fo:color="#0000ff" fo:font-weight="normal" style:font-weight-asian="normal" style:font-weight-complex="normal"/>
    </style:style>
    <style:style style:name="P117" style:family="paragraph" style:parent-style-name="Text_20_Body_20_Single">
      <style:paragraph-properties fo:margin-left="2.002cm" fo:margin-right="0cm" fo:text-indent="0cm" style:auto-text-indent="false"/>
    </style:style>
    <style:style style:name="P118" style:family="paragraph" style:parent-style-name="Text_20_Body_20_Single">
      <style:paragraph-properties fo:margin-left="2.002cm" fo:margin-right="0cm" fo:orphans="2" fo:widows="2" fo:text-indent="0cm" style:auto-text-indent="false" style:writing-mode="lr-tb"/>
    </style:style>
    <style:style style:name="P119"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1"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2"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3"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4" style:family="paragraph" style:parent-style-name="Text_20_Body_20_Single">
      <style:paragraph-properties fo:margin-left="0.018cm" fo:margin-right="0cm" fo:margin-top="0cm" fo:margin-bottom="0.494cm" fo:text-indent="0cm" style:auto-text-indent="false"/>
    </style:style>
    <style:style style:name="P125" style:family="paragraph" style:parent-style-name="Text_20_Body_20_Indent">
      <style:paragraph-properties fo:margin-left="2.02cm" fo:margin-right="0cm" fo:text-indent="0cm" style:auto-text-indent="false"/>
      <style:text-properties fo:language="en" fo:country="US"/>
    </style:style>
    <style:style style:name="P126"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7"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8"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1"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32"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33"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34"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35" style:family="paragraph" style:parent-style-name="Text_20_Body_20_Single">
      <style:paragraph-properties fo:margin-left="1.27cm" fo:margin-right="0cm" fo:orphans="2" fo:widows="2" fo:text-indent="0cm" style:auto-text-indent="false" style:writing-mode="lr-tb"/>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36"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37" style:family="paragraph" style:parent-style-name="Text_20_Body_20_Single" style:list-style-name="L32">
      <style:paragraph-properties fo:margin-left="0cm" fo:margin-right="0cm" fo:orphans="2" fo:widows="2" fo:text-indent="0cm" style:auto-text-indent="false" style:writing-mode="lr-tb"/>
    </style:style>
    <style:style style:name="P138"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9" style:family="paragraph" style:parent-style-name="Text_20_Body_20_Single" style:list-style-name="L19">
      <style:paragraph-properties fo:margin-left="0.492cm" fo:margin-right="0cm" fo:orphans="2" fo:widows="2" fo:text-indent="0cm" style:auto-text-indent="false" style:writing-mode="lr-tb"/>
    </style:style>
    <style:style style:name="P140"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1" style:family="paragraph" style:parent-style-name="Text_20_Body_20_Single"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2"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3" style:family="paragraph" style:parent-style-name="Text_20_Body_20_Single">
      <style:paragraph-properties fo:margin-left="0.492cm" fo:margin-right="0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4"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5"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46" style:family="paragraph" style:parent-style-name="Text_20_Body_20_Single" style:list-style-name="L36">
      <style:paragraph-properties fo:margin-left="0.487cm" fo:margin-right="0cm" fo:orphans="2" fo:widows="2" fo:text-indent="0cm" style:auto-text-indent="false" style:writing-mode="lr-tb"/>
    </style:style>
    <style:style style:name="P147" style:family="paragraph" style:parent-style-name="Text_20_Body_20_Single" style:list-style-name="L38">
      <style:paragraph-properties fo:margin-left="2.54cm" fo:margin-right="0cm" fo:text-indent="-0.635cm" style:auto-text-indent="false"/>
    </style:style>
    <style:style style:name="P148" style:family="paragraph" style:parent-style-name="Text_20_Body_20_Single" style:list-style-name="L38">
      <style:paragraph-properties fo:margin-left="2.54cm" fo:margin-right="0cm" fo:text-indent="-0.635cm" style:auto-text-indent="false"/>
      <style:text-properties fo:color="#000000"/>
    </style:style>
    <style:style style:name="P149"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50"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1"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52"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3"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4"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55"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6"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7"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58"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59"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60"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1"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2"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3" style:family="paragraph" style:parent-style-name="Text_20_Body_20_Indent" style:list-style-name="L12" style:master-page-name="">
      <style:paragraph-properties fo:margin-left="0.975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4"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5"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6"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67"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68"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9"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0"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1"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2"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3"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4"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5"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76"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77"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8"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9"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0"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1"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82"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3"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4"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5"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6"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187"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188"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9"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0"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1"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2"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3"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4"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5"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6"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7"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98"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0"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1"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2"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3"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4"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05"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6"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7" style:family="paragraph" style:parent-style-name="Heading_20_1" style:list-style-name="L2">
      <style:paragraph-properties fo:margin-left="0.018cm" fo:margin-right="0cm" fo:text-indent="0.018cm" style:auto-text-indent="false">
        <style:tab-stops/>
      </style:paragraph-properties>
    </style:style>
    <style:style style:name="P208"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09"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10"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11"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12"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13"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14" style:family="paragraph" style:parent-style-name="Heading_20_3" style:list-style-name="L3">
      <style:paragraph-properties fo:margin-left="0cm" fo:margin-right="0cm" fo:text-indent="0cm" style:auto-text-indent="false"/>
    </style:style>
    <style:style style:name="P215" style:family="paragraph" style:parent-style-name="Heading_20_3" style:list-style-name="L3">
      <style:paragraph-properties fo:margin-left="0cm" fo:margin-right="0cm" fo:margin-top="0.423cm" fo:margin-bottom="0.212cm" fo:text-indent="0cm" style:auto-text-indent="false" fo:keep-with-next="always"/>
    </style:style>
    <style:style style:name="P216" style:family="paragraph" style:parent-style-name="Heading_20_4" style:list-style-name="L3">
      <style:paragraph-properties fo:margin-left="-0.018cm" fo:margin-right="0cm" fo:text-indent="0cm" style:auto-text-indent="false"/>
    </style:style>
    <style:style style:name="P217"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18"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19"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0"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21" style:family="paragraph" style:parent-style-name="Default_20_Text" style:list-style-name="L23"/>
    <style:style style:name="P222" style:family="paragraph" style:parent-style-name="Default_20_Text" style:list-style-name="L3">
      <style:paragraph-properties fo:margin-left="1.009cm" fo:margin-right="0cm" fo:text-indent="0cm" style:auto-text-indent="false"/>
    </style:style>
    <style:style style:name="P223"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224"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25"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26"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27"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228" style:family="paragraph" style:parent-style-name="Default_20_Text" style:list-style-name="L21">
      <style:paragraph-properties fo:margin-left="0.975cm" fo:margin-right="0cm" fo:text-indent="0cm" style:auto-text-indent="false"/>
    </style:style>
    <style:style style:name="P229"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230"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231" style:family="paragraph" style:parent-style-name="Default_20_Text" style:list-style-name="L28">
      <style:paragraph-properties fo:margin-left="0.975cm" fo:margin-right="0cm" fo:text-indent="0cm" style:auto-text-indent="false"/>
    </style:style>
    <style:style style:name="P232"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233"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234"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235" style:family="paragraph">
      <style:paragraph-properties fo:text-align="center" style:writing-mode="lr-tb"/>
      <style:text-properties fo:font-size="24pt"/>
    </style:style>
    <style:style style:name="P236" style:family="paragraph">
      <style:paragraph-properties fo:text-align="end" style:writing-mode="lr-tb"/>
    </style:style>
    <style:style style:name="P237" style:family="paragraph">
      <style:paragraph-properties style:writing-mode="lr-tb"/>
    </style:style>
    <style:style style:name="P238"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weight="bold" style:font-name-asian="Times New Roman1" style:font-weight-asian="bold" style:font-name-complex="Times New Roman1"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language-asian="zh" style:country-asian="CN" style:font-style-asian="italic" style:language-complex="ar" style:country-complex="SA" style:font-style-complex="italic"/>
    </style:style>
    <style:style style:name="T23" style:family="text">
      <style:text-properties fo:language="en" fo:country="US" style:language-asian="zh" style:country-asian="CN" style:language-complex="ar" style:country-complex="SA"/>
    </style:style>
    <style:style style:name="T24" style:family="text">
      <style:text-properties fo:language="en" fo:country="U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2" style:family="text">
      <style:text-properties fo:color="#000000" style:font-name="宋体" fo:font-size="10pt" style:font-name-asian="宋体" style:font-size-asian="10pt" style:font-name-complex="宋体" style:font-size-complex="10pt"/>
    </style:style>
    <style:style style:name="T33"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4" style:family="text">
      <style:text-properties fo:font-weight="bold" style:font-weight-asian="bold" style:font-weight-complex="bold"/>
    </style:style>
    <style:style style:name="T35" style:family="text">
      <style:text-properties fo:font-style="normal" style:font-style-asian="normal" style:font-style-complex="normal"/>
    </style:style>
    <style:style style:name="T36" style:family="text">
      <style:text-properties fo:font-variant="normal" fo:text-transform="none" fo:color="#000000" style:font-name="Courier New"/>
    </style:style>
    <style:style style:name="T37" style:family="text">
      <style:text-properties style:font-name-asian="宋体" style:font-name-complex="宋体"/>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05036" text:style-name="L1">
        <text:list-header>
          <text:p text:style-name="P218">System P Hardware Management</text:p>
        </text:list-header>
      </text:list>
      <text:p text:style-name="P124"><text:span text:style-name="T12"><text:date style:data-style-name="N37" text:date-value="2010-09-07T17:07:41.06">09/07/10</text:date></text:span><text:span text:style-name="T12"> </text:span><text:span text:style-name="T12"><text:time style:data-style-name="N43" text:time-value="2010-09-07T17:07:41.06">05:07:41 PM</text:time></text:span></text:p>
      <text:p text:style-name="P113"/>
      <text:p text:style-name="P113"/>
      <text:p text:style-name="P113"/>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9">1.Introduction<text:tab/>2</text:p>
          <text:p text:style-name="P129">1.1.Terminology<text:tab/>2</text:p>
          <text:p text:style-name="P129">2.System P hardware discovery<text:tab/>3</text:p>
          <text:p text:style-name="P129">2.1.Prerequisites<text:tab/>3</text:p>
          <text:p text:style-name="P129">2.1.1.site table<text:tab/>3</text:p>
          <text:p text:style-name="P129">2.1.2.Network configuration<text:tab/>3</text:p>
          <text:p text:style-name="P129">2.1.3.System P Hardware and HMC<text:tab/>4</text:p>
          <text:p text:style-name="P129">2.1.4.Cleanup BPA/FSP IPs on Service Network and HMC<text:tab/>5</text:p>
          <text:p text:style-name="P129">2.1.5.Hostname and IP address Planning<text:tab/>6</text:p>
          <text:p text:style-name="P129">2.2.xCAT DB setup and hardware discovery<text:tab/>7</text:p>
          <text:p text:style-name="P129">2.2.1.xCAT DB setup with HW Discovery<text:tab/>8</text:p>
          <text:p text:style-name="P129">2.2.1.1.Setup DHCP server<text:tab/>8</text:p>
          <text:p text:style-name="P129">2.2.1.2.Power on all the frames and CECs<text:tab/>11</text:p>
          <text:p text:style-name="P129">2.2.1.3.Update xCAT tables (for new xCAT 2.4 clusters)<text:tab/>11</text:p>
          <text:p text:style-name="P129">2.2.1.4.Discover HMCs/frame/CECs, and define them in xCAT DB.<text:tab/>15</text:p>
          <text:p text:style-name="P129">2.2.2.Permanent ip addresses<text:tab/>17</text:p>
          <text:p text:style-name="P129">2.3.Limitations<text:tab/>21</text:p>
          <text:p text:style-name="P129">3.HMC connections to frame/CEC<text:tab/>22</text:p>
          <text:p text:style-name="P129">3.1.Set proper passwords for BPA/FSP/HMC<text:tab/>22</text:p>
          <text:p text:style-name="P129">3.2.Run mkhwconn to assign frames/CECs to correct HMCs<text:tab/>22</text:p>
          <text:p text:style-name="P129">3.3.List <text:s/>frames/CECs <text:s/>from HMC<text:tab/>23</text:p>
          <text:p text:style-name="P129">3.4.Move frames/CECs to other HMCs (optional)<text:tab/>24</text:p>
          <text:p text:style-name="P129">3.5.rspconfig to update password <text:s/>(optional)<text:tab/>24</text:p>
          <text:p text:style-name="P129">3.6.rspconfig to update frame number <text:s text:c="2"/>(optional)<text:tab/>25</text:p>
          <text:p text:style-name="P129">3.7.rspconfig to update BPA/FSP hostname <text:s text:c="3"/>(optional)<text:tab/>25</text:p>
        </text:index-body>
      </text:table-of-content>
      <text:p text:style-name="P113"/>
      <text:p text:style-name="P113"/>
      <text:p text:style-name="P113"/>
      <text:p text:style-name="P113"/>
      <text:p text:style-name="P112"/>
      <text:p text:style-name="P112"/>
      <text:p text:style-name="Title"><text:soft-page-break/></text:p>
      <text:list xml:id="list36701525" text:style-name="L2">
        <text:list-item>
          <text:p text:style-name="P207">Introduction</text:p>
        </text:list-item>
      </text:list>
      <text:p text:style-name="P22">This cookbook provides information and step-by-step instructions used with hardware discovery by the xCAT Management Node (MN), and setting up connections between HMC to IBM System P machines. </text:p>
      <text:list xml:id="list36708196" text:style-name="L3">
        <text:list-item>
          <text:list>
            <text:list-item>
              <text:p text:style-name="P210">Terminology</text:p>
            </text:list-item>
          </text:list>
        </text:list-item>
      </text:list>
      <text:p text:style-name="P21">The following terms will be used in this document:</text:p>
      <text:list xml:id="list36694466" text:style-name="L4">
        <text:list-item>
          <text:p text:style-name="P131">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100">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4"/>
      <text:p text:style-name="P117">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8">For lower end System P servers, there is no BPA device contained in a 19 inch frame, so there is no xCAT node object represented for 19 inch System P frame. </text:p>
      <text:p text:style-name="P20"/>
      <text:list xml:id="list37180895" text:continue-numbering="true" text:style-name="L4">
        <text:list-item>
          <text:p text:style-name="P131">CEC (FSP) node: in xCAT 2.x, has a server node with attribute nodetype set to <text:span text:style-name="T13">fsp</text:span> which represents a System P CEC. Here is an example of CEC node that exists in a high end System P server:<text:tab/></text:p>
        </text:list-item>
      </text:list>
      <text:p text:style-name="P98">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7"/>
      <text:p text:style-name="P86"/>
      <text:list xml:id="list37189222" text:continue-numbering="true" text:style-name="L4">
        <text:list-header>
          <text:p text:style-name="P131"><text:span text:style-name="T23">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3">t this CEC is controlled by. The ‘mgt’ attribute <text:s/>is initially set to </text:span><text:span text:style-name="T22">fsp</text:span><text:span text:style-name="T23"> and ‘hcp’ attribute is set to itself as the CEC server node prior to be <text:s/>managed by the HMC.</text:span></text:p>
        </text:list-header>
      </text:list>
      <text:list xml:id="list37206494" text:continue-list="list36708196" text:style-name="L3">
        <text:list-item>
          <text:p text:style-name="P208">System P hardware discovery</text:p>
          <text:p text:style-name="P222"><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3"> <text:s/></text:span></text:p>
          <text:list>
            <text:list-item>
              <text:p text:style-name="P211">Prerequisites</text:p>
            </text:list-item>
          </text:list>
          <text:p text:style-name="P222">Before performing hardware discovery, users should confirm the following prerequisites:</text:p>
          <text:list>
            <text:list-item>
              <text:list>
                <text:list-item>
                  <text:p text:style-name="P214">site table</text:p>
                  <text:p text:style-name="P132">Make sure the following attributes in “site” table are checked and are properly adjusted <text:s/>to match you xCAT cluster site environment:</text:p>
                </text:list-item>
              </text:list>
            </text:list-item>
          </text:list>
        </text:list-item>
      </text:list>
      <text:list xml:id="list36683635" text:style-name="L5">
        <text:list-item>
          <text:p text:style-name="P133">domain</text:p>
        </text:list-item>
        <text:list-item>
          <text:p text:style-name="P133">nameservers</text:p>
        </text:list-item>
        <text:list-item>
          <text:p text:style-name="P133">ntpservers</text:p>
        </text:list-item>
        <text:list-item>
          <text:p text:style-name="P133">dhcpinterfaces</text:p>
        </text:list-item>
      </text:list>
      <text:list xml:id="list37178574" text:continue-list="list37206494" text:style-name="L3">
        <text:list-item>
          <text:list>
            <text:list-item>
              <text:list>
                <text:list-item>
                  <text:p text:style-name="P215">Network configuration</text:p>
                </text:list-item>
              </text:list>
            </text:list-item>
          </text:list>
        </text:list-item>
      </text:list>
      <text:p text:style-name="P6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text:soft-page-break/></text:p>
      <text:list xml:id="list37181097" text:continue-numbering="true" text:style-name="L3">
        <text:list-item>
          <text:list>
            <text:list-item>
              <text:list>
                <text:list-header>
                  <text:p text:style-name="P223"><draw:g text:anchor-type="as-char" svg:y="0cm" draw:z-index="0" draw:style-name="gr1"><draw:rect draw:style-name="gr2" draw:text-style-name="P235" svg:width="15.235cm" svg:height="10.799cm" svg:x="0cm" svg:y="0cm"><text:p/></draw:rect><draw:frame draw:style-name="gr3" draw:text-style-name="P236" svg:width="2.535cm" svg:height="1.588cm" svg:x="0.758cm" svg:y="0.951cm"><draw:text-box><text:p text:style-name="P236"><text:span text:style-name="T38">eth[Y]</text:span></text:p><text:p text:style-name="P237"><text:span text:style-name="T2">xCAT MN</text:span></text:p><text:p text:style-name="P237"><text:span text:style-name="T38">eth[X]</text:span></text:p></draw:text-box></draw:frame><draw:line draw:style-name="gr4" draw:text-style-name="P235" svg:x1="0.76cm" svg:y1="0.316cm" svg:x2="10.918cm" svg:y2="0.318cm"><text:p/></draw:line><draw:frame draw:style-name="gr3" draw:text-style-name="P237" svg:width="2.223cm" svg:height="1.588cm" svg:x="4.886cm" svg:y="0.951cm"><draw:text-box><text:p text:style-name="P237"><text:span text:style-name="T2">HMC-1</text:span></text:p><text:p text:style-name="P236"><text:span text:style-name="T38">eth1</text:span></text:p><text:p text:style-name="P236"><text:span text:style-name="T38">eth0</text:span></text:p></draw:text-box></draw:frame><draw:frame draw:style-name="gr3" draw:text-style-name="P236" svg:width="2.223cm" svg:height="1.588cm" svg:x="8.378cm" svg:y="0.951cm"><draw:text-box><text:p text:style-name="P236"><text:span text:style-name="T2">HMC-2</text:span></text:p><text:p text:style-name="P237"><text:span text:style-name="T38">eth1</text:span></text:p><text:p text:style-name="P237"><text:span text:style-name="T38">eth0</text:span></text:p></draw:text-box></draw:frame><draw:line draw:style-name="gr4" draw:text-style-name="P235" svg:x1="2.665cm" svg:y1="0.316cm" svg:x2="2.665cm" svg:y2="0.951cm"><text:p/></draw:line><draw:line draw:style-name="gr4" draw:text-style-name="P235" svg:x1="7.745cm" svg:y1="0.316cm" svg:x2="7.747cm" svg:y2="1.904cm"><text:p/></draw:line><draw:line draw:style-name="gr4" draw:text-style-name="P235" svg:x1="7.11cm" svg:y1="1.905cm" svg:x2="8.378cm" svg:y2="1.903cm"><text:p/></draw:line><draw:frame draw:style-name="gr5" draw:text-style-name="P238" svg:width="4.44cm" svg:height="1.274cm" svg:x="4.251cm" svg:y="3.808cm"><draw:text-box><text:p text:style-name="P238"><text:span text:style-name="T2">Ethernet Switch</text:span></text:p></draw:text-box></draw:frame><draw:line draw:style-name="gr6" draw:text-style-name="P235" svg:x1="1.078cm" svg:y1="2.538cm" svg:x2="1.078cm" svg:y2="4.126cm"><text:p/></draw:line><draw:line draw:style-name="gr6" draw:text-style-name="P235" svg:x1="1.078cm" svg:y1="4.128cm" svg:x2="4.251cm" svg:y2="4.126cm"><text:p/></draw:line><draw:line draw:style-name="gr6" draw:text-style-name="P235" svg:x1="6.475cm" svg:y1="2.538cm" svg:x2="6.477cm" svg:y2="3.806cm"><text:p/></draw:line><draw:line draw:style-name="gr6" draw:text-style-name="P235" svg:x1="9.015cm" svg:y1="2.538cm" svg:x2="9.017cm" svg:y2="4.126cm"><text:p/></draw:line><draw:line draw:style-name="gr6" draw:text-style-name="P235" svg:x1="8.698cm" svg:y1="4.128cm" svg:x2="9.014cm" svg:y2="4.126cm"><text:p/></draw:line><draw:frame draw:style-name="gr3" draw:text-style-name="P237" svg:width="1.9cm" svg:height="3.814cm" svg:x="1.393cm" svg:y="5.713cm"><draw:text-box><text:p text:style-name="P237"><text:span text:style-name="T2">A <text:s text:c="6"/>B</text:span></text:p><text:p text:style-name="P237"><text:span text:style-name="T2"/></text:p><text:p text:style-name="P237"><text:span text:style-name="T2"/></text:p><text:p text:style-name="P238"><text:span text:style-name="T2">P575</text:span></text:p><text:p text:style-name="P238"><text:span text:style-name="T2">frame</text:span></text:p></draw:text-box></draw:frame><draw:frame draw:style-name="gr3" draw:text-style-name="P237" svg:width="1.9cm" svg:height="3.814cm" svg:x="5.203cm" svg:y="5.713cm"><draw:text-box><text:p text:style-name="P237"><text:span text:style-name="T2">A <text:s text:c="6"/>B</text:span></text:p><text:p text:style-name="P237"><text:span text:style-name="T2"/></text:p><text:p text:style-name="P237"><text:span text:style-name="T2"/></text:p><text:p text:style-name="P238"><text:span text:style-name="T2">P590</text:span></text:p><text:p text:style-name="P238"><text:span text:style-name="T2">P595</text:span></text:p><text:p text:style-name="P238"><text:span text:style-name="T2">frame</text:span></text:p></draw:text-box></draw:frame><draw:frame draw:style-name="gr3" draw:text-style-name="P238" svg:width="1.9cm" svg:height="3.814cm" svg:x="8.696cm" svg:y="5.713cm"><draw:text-box><text:p text:style-name="P238"><text:span text:style-name="T2"/></text:p><text:p text:style-name="P238"><text:span text:style-name="T2"/></text:p><text:p text:style-name="P238"><text:span text:style-name="T2">Low end System P frame</text:span></text:p></draw:text-box></draw:frame><draw:line draw:style-name="gr6" draw:text-style-name="P235" svg:x1="1.078cm" svg:y1="4.443cm" svg:x2="4.251cm" svg:y2="4.441cm"><text:p/></draw:line><draw:line draw:style-name="gr6" draw:text-style-name="P235" svg:x1="1.078cm" svg:y1="4.443cm" svg:x2="1.08cm" svg:y2="6.031cm"><text:p/></draw:line><draw:line draw:style-name="gr6" draw:text-style-name="P235" svg:x1="1.078cm" svg:y1="6.033cm" svg:x2="1.394cm" svg:y2="6.031cm"><text:p/></draw:line><draw:line draw:style-name="gr6" draw:text-style-name="P235" svg:x1="4.888cm" svg:y1="5.08cm" svg:x2="4.89cm" svg:y2="6.033cm"><text:p/></draw:line><draw:line draw:style-name="gr6" draw:text-style-name="P235" svg:x1="4.888cm" svg:y1="6.033cm" svg:x2="5.204cm" svg:y2="6.031cm"><text:p/></draw:line><draw:line draw:style-name="gr6" draw:text-style-name="P235" svg:x1="8.38cm" svg:y1="6.666cm" svg:x2="8.696cm" svg:y2="6.664cm"><text:p/></draw:line><draw:line draw:style-name="gr6" draw:text-style-name="P235" svg:x1="8.38cm" svg:y1="5.08cm" svg:x2="8.382cm" svg:y2="8.571cm"><text:p/></draw:line><draw:line draw:style-name="gr6" draw:text-style-name="P235" svg:x1="8.38cm" svg:y1="6.027cm" svg:x2="8.696cm" svg:y2="6.025cm"><text:p/></draw:line><draw:line draw:style-name="gr6" draw:text-style-name="P235" svg:x1="8.38cm" svg:y1="7.303cm" svg:x2="8.696cm" svg:y2="7.301cm"><text:p/></draw:line><draw:line draw:style-name="gr6" draw:text-style-name="P235" svg:x1="8.38cm" svg:y1="7.938cm" svg:x2="8.696cm" svg:y2="7.936cm"><text:p/></draw:line><draw:line draw:style-name="gr6" draw:text-style-name="P235" svg:x1="8.38cm" svg:y1="8.571cm" svg:x2="8.696cm" svg:y2="8.569cm"><text:p/></draw:line><draw:line draw:style-name="gr6" draw:text-style-name="P235" svg:x1="3.3cm" svg:y1="6.033cm" svg:x2="3.616cm" svg:y2="6.031cm"><text:p/></draw:line><draw:line draw:style-name="gr6" draw:text-style-name="P235" svg:x1="3.618cm" svg:y1="4.763cm" svg:x2="3.62cm" svg:y2="6.029cm"><text:p/></draw:line><draw:line draw:style-name="gr6" draw:text-style-name="P235" svg:x1="3.618cm" svg:y1="4.763cm" svg:x2="4.251cm" svg:y2="4.761cm"><text:p/></draw:line><draw:line draw:style-name="gr6" draw:text-style-name="P235" svg:x1="7.428cm" svg:y1="5.08cm" svg:x2="7.43cm" svg:y2="6.029cm"><text:p/></draw:line><draw:line draw:style-name="gr6" draw:text-style-name="P235" svg:x1="7.11cm" svg:y1="6.033cm" svg:x2="7.426cm" svg:y2="6.031cm"><text:p/></draw:line><draw:frame draw:style-name="gr7" draw:text-style-name="P237" svg:width="2.535cm" svg:height="1.274cm" svg:x="11.236cm" svg:y="0.316cm"><draw:text-box><text:p text:style-name="P237"><text:span text:style-name="T2">public network</text:span></text:p></draw:text-box></draw:frame><draw:frame draw:style-name="gr7" draw:text-style-name="P237" svg:width="3.17cm" svg:height="2.223cm" svg:x="11.236cm" svg:y="3.489cm"><draw:text-box><text:p text:style-name="P237"><text:span text:style-name="T39">Red = primary cluster service network</text:span></text:p></draw:text-box></draw:frame><draw:frame draw:style-name="gr7" draw:text-style-name="P237" svg:width="7.938cm" svg:height="0.953cm" svg:x="3.298cm" svg:y="9.841cm"><draw:text-box><text:p text:style-name="P237"><text:span text:style-name="T2">Chart 1.1 Cluster Service network topology</text:span></text:p></draw:text-box></draw:frame></draw:g></text:p>
                </text:list-header>
                <text:list-item>
                  <text:p text:style-name="P215">System P Hardware and HMC</text:p>
                </text:list-item>
              </text:list>
            </text:list-item>
          </text:list>
        </text:list-item>
      </text:list>
      <text:list xml:id="list36693211" text:style-name="L6">
        <text:list-header>
          <text:p text:style-name="P134"><text:span text:style-name="T33">This</text:span> function currently supports System P hardware (P5,P6,P7) working in xCAT 2.3.4 and xCAT 2.4 releases. </text:p>
          <text:p text:style-name="P134">HMCs <text:span text:style-name="T33">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2">Reference the HMC website and <text:s/>documentation for more knowledge. The <text:s/>following are minimal steps required to Setup the HMC network for Static IP,and enable SLP and SSH ports working with HMC GUI.</text:p>
      <text:p text:style-name="P83"><text:span text:style-name="T15"><text:s/>a. Open the HMC GUI, Select </text:span><text:span text:style-name="T16">HMC Management</text:span><text:span text:style-name="T15">, then </text:span><text:span text:style-name="T16">Change Network Settings</text:span><text:span text:style-name="T15">. </text:span></text:p>
      <text:p text:style-name="P88"><text:span text:style-name="T18"><text:s/>b. Select </text:span><text:span text:style-name="T19">Customize Network Configuration</text:span><text:span text:style-name="T18">, and then</text:span><text:span text:style-name="T19"> LAN Adapters </text:span><text:span text:style-name="T18">. </text:span></text:p>
      <text:p text:style-name="P88"><text:span text:style-name="T18"><text:s/>c. Select </text:span><text:span text:style-name="T19">Ethernet interface </text:span><text:span text:style-name="T18">configured on the service network. </text:span></text:p>
      <text:p text:style-name="P88"><text:span text:style-name="T18"><text:s/>d. Click on the </text:span><text:span text:style-name="T19">Details </text:span><text:span text:style-name="T18">button. </text:span></text:p>
      <text:p text:style-name="P88"><text:soft-page-break/><text:span text:style-name="T18"><text:s/>e. Select </text:span><text:span text:style-name="T19">Basic Settings</text:span><text:span text:style-name="T18">, Click on </text:span><text:span text:style-name="T19">Open</text:span><text:span text:style-name="T18">, and </text:span><text:span text:style-name="T19">Specify IP address.</text:span><text:span text:style-name="T18"> Fill in <text:s/></text:span><text:span text:style-name="T19">IP address</text:span><text:span text:style-name="T18">, </text:span><text:span text:style-name="T19">Netmask</text:span><text:span text:style-name="T18"> <text:s/>for <text:s/>HMC static IP on the xCAT service network. Make sure that DHCP Server <text:s/>box is not <text:s/>selected and is blank. </text:span></text:p>
      <text:p text:style-name="P88"><text:span text:style-name="T18">f. Select <text:s/>on <text:s/></text:span><text:span text:style-name="T19">Firewall Settings</text:span><text:span text:style-name="T18">, Click on </text:span><text:span text:style-name="T19">SLP, Secure Shell, </text:span><text:span text:style-name="T18">in the upper window.(You may also want to enable other HMC Firewall settings) </text:span></text:p>
      <text:p text:style-name="P88"><text:span text:style-name="T18">g. Click on the </text:span><text:span text:style-name="T19">Allow incoming </text:span><text:span text:style-name="T18">button for each required setting. </text:span></text:p>
      <text:p text:style-name="P89">h. Make sure you Select OK at the bottom of the window to save your updates. Reboot the HMC, and then make sure Network changes are properly working. </text:p>
      <text:p text:style-name="Default_20_Text"/>
      <text:list xml:id="list37200152" text:continue-numbering="true" text:style-name="L6">
        <text:list-header>
          <text:p text:style-name="P134">The DHCP service can be run from different server that is connected to the xCAT service VLAN, instead of xCAT MN. In this case, users need to configure the DHCP service manually, and skip the step “Setup DHCP serice on MN” (section 2.2).</text:p>
          <text:p text:style-name="P134">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7206635" text:continue-list="list37181097" text:style-name="L3">
        <text:list-item>
          <text:list>
            <text:list-item>
              <text:list>
                <text:list-item>
                  <text:p text:style-name="P215">Cleanup BPA/FSP IPs on Service Network and HMC</text:p>
                </text:list-item>
              </text:list>
            </text:list-item>
          </text:list>
        </text:list-item>
      </text:list>
      <text:list xml:id="list36697090" text:style-name="L7">
        <text:list-header>
          <text:p text:style-name="P151">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52">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51"><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51">For the HMC, <text:s/>the administrator should plan to remove the existing frames and servers <text:s/>that will require new HW IP addresses <text:s/>or server hostnames working in the xCAT HW VLAN. This will allow the xCAT <text:span text:style-name="T13">mkhwconn</text:span> command to reinit<text:span text:style-name="T2">ialize the frame and CECs <text:s/>using the xCAT DB information to make new HW connections to the HMC. </text:span></text:p>
          <text:p text:style-name="P155"/>
          <text:p text:style-name="P151">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text:soft-page-break/>HMC/frame/Server IP addresses and host names are matching the proper settings required for their xCAT cluster. </text:p>
        </text:list-header>
      </text:list>
      <text:list xml:id="list37205169" text:continue-list="list37206635" text:style-name="L3">
        <text:list-item>
          <text:list>
            <text:list-item>
              <text:list>
                <text:list-item>
                  <text:p text:style-name="P215">Hostname and IP address Planning</text:p>
                </text:list-item>
              </text:list>
            </text:list-item>
          </text:list>
        </text:list-item>
      </text:list>
      <text:list xml:id="list37201100" text:continue-list="list36697090" text:style-name="L7">
        <text:list-header>
          <text:p text:style-name="P151">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51">Note: If this is a migration scenario such as migrating from a CSM CRHS environment to <text:s/>xCAT, or is an existing xCAT cluster, where you plan to use the default FSP/BPA host names, i.e., Server-<text:span text:style-name="T13">&lt;Model&gt;</text:span>-<text:span text:style-name="T13">&lt;Type&gt;</text:span>-<text:span text:style-name="T13">&lt;SerialNumber&gt;</text:span>-<text:span text:style-name="T13">&lt;Side&gt;</text:span>, then this 2.1.5 "Hostname and IP address Planning" section is not necessary and can be bypassed by the xCAT administrator.</text:p>
          <text:p text:style-name="P151"><text:span text:style-name="T28">If the FSPs/BPAs <text:s text:c="2"/>are already using selected static ip addresses, then some steps i</text:span><text:span text:style-name="T27">n the configure </text:span><text:span text:style-name="T25">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52">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54"><text:span text:style-name="T23">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3">)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52"><text:s/></text:p>
          <text:p text:style-name="P152">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9"><text:span text:style-name="T34">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text:soft-page-break/>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9"><text:span text:style-name="T34">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3">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7184164" text:continue-numbering="true" text:style-name="L7">
        <text:list-header>
          <text:p text:style-name="P158">B<text:span text:style-name="T2">oth the "Random ip addresses" or "Permanent ip addresses" can be used with HW discovery, the administrator needs to select the proper solution as the BPA/FSP ip addresses assignment working with DHCP</text:span></text:p>
          <text:p text:style-name="P160"/>
          <text:p text:style-name="P160">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7207517" text:continue-list="list37205169" text:style-name="L3">
        <text:list-item>
          <text:list>
            <text:list-item>
              <text:p text:style-name="P211">xCAT DB setup and hardware discovery</text:p>
            </text:list-item>
          </text:list>
        </text:list-item>
      </text:list>
      <text:list xml:id="list37187688" text:continue-list="list37184164" text:style-name="L7">
        <text:list-header>
          <text:p text:style-name="P158">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60">Is this a new or an existing xCAT HW cluster. </text:p>
        </text:list-item>
      </text:list>
      <text:p text:style-name="P63">If this is an existing xCAT cluster, you <text:s/>want to work with current xCAT 2.3 HW discovery environment commands (lsslp) to locate new System P hardware. <text:s/>You can <text:s/>move from our current random to the new supported permanent DHCP environment. </text:p>
      <text:p text:style-name="P59">If this is a new xCAT cluster, you can manipulate xCAT tables to position the HW IP address being used with BPA/FSP server nodes. You also have a choice to working with the new permanent or existing random DHCP environment. <text:s text:c="2"/></text:p>
      <text:list xml:id="list37176532" text:continue-numbering="true" text:style-name="L7">
        <text:list-item>
          <text:p text:style-name="P160">How large and complex is the xCAT HW cluster.</text:p>
        </text:list-item>
      </text:list>
      <text:p text:style-name="P63"><text:soft-page-break/>If this is a small cluster, you should be fine working with random IP addresses for the DHCP environment, and can work directly with HW discovery commands.</text:p>
      <text:list xml:id="list36713442" text:style-name="L8">
        <text:list-header>
          <text:p text:style-name="P159"><text:span text:style-name="T23">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62">We will try specify these <text:s/>different choices in our <text:s/>xCAT DB setup and hardware discovery implementation.</text:p>
          <text:p text:style-name="P165"/>
        </text:list-header>
      </text:list>
      <text:list xml:id="list37198178" text:continue-list="list37207517" text:style-name="L3">
        <text:list-item>
          <text:list>
            <text:list-item>
              <text:list>
                <text:list-item>
                  <text:p text:style-name="P215">xCAT DB setup with HW Discovery</text:p>
                  <text:list>
                    <text:list-item>
                      <text:p text:style-name="P216">Setup DHCP server</text:p>
                    </text:list-item>
                  </text:list>
                </text:list-item>
              </text:list>
            </text:list-item>
          </text:list>
        </text:list-item>
      </text:list>
      <text:list xml:id="list36711877" text:style-name="L9">
        <text:list-header>
          <text:p text:style-name="P169">1. networks table</text:p>
        </text:list-header>
      </text:list>
      <text:list xml:id="list38327235" text:style-name="L7">
        <text:list-header>
          <text:p text:style-name="P152">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0">Since the configuration for DHCP server on AIX and Linux are different that AIX doesn't accept one node with it IP address outside the IP range specified in configuration file, we will describe the networks table setting for AIX and Linux seperately.</text:p>
      <text:list xml:id="list37201037" text:continue-numbering="true" text:style-name="L7">
        <text:list-item>
          <text:p text:style-name="P152">AIX</text:p>
        </text:list-item>
      </text:list>
      <text:p text:style-name="P38"><text:span text:style-name="T26">Following is an example that provides random IP subnet </text:span><text:span text:style-name="T10">"192.168.200.0" </text:span><text:span text:style-name="T29">on AIX</text:span><text:span text:style-name="T10">.</text:span></text:p>
      <text:p text:style-name="P106">#netname,net,mask,mgtifname,gateway,dhcpserver,tftpserver,nameservers, <text:s text:c="2"/>ntpservers,logservers,dynamicrange,nodehostname,comments,disable</text:p>
      <text:p text:style-name="P107">"RandomIPRange","192.168.200.0","255.255.255.0","en0","192.168.200.205","192.168.200.205","192.168.200.205","192.168.200.205",,"192.168.200.205","192.168.200.1-192.168.200.254",,,</text:p>
      <text:list xml:id="list37203462" text:continue-numbering="true" text:style-name="L7">
        <text:list-header>
          <text:p text:style-name="P181"/>
        </text:list-header>
      </text:list>
      <text:p text:style-name="P14"/>
      <text:p text:style-name="P29"><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3"><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7191779" text:continue-numbering="true" text:style-name="L7">
        <text:list-header>
          <text:p text:style-name="P152"><text:soft-page-break/><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list-header>
        <text:list-item>
          <text:p text:style-name="P152">Linux</text:p>
        </text:list-item>
      </text:list>
      <text:p text:style-name="P41"><text:span text:style-name="T26">Following is an example that provides random IP subnet </text:span><text:span text:style-name="T10">"192.168.200.0" </text:span><text:span text:style-name="T11">on Linux.</text:span></text:p>
      <text:p text:style-name="P106">#netname,net,mask,mgtifname,gateway,dhcpserver,tftpserver,nameservers, <text:s text:c="2"/>ntpservers,logservers,dynamicrange,nodehostname,comments,disable</text:p>
      <text:p text:style-name="P107">"RandomIPRange","192.168.200.0","255.255.255.0","en0","192.168.200.205","192.168.200.205","192.168.200.205","192.168.200.205",,"192.168.200.205","192.168.200.1-192.168.200.100",,,</text:p>
      <text:list xml:id="list37203437" text:continue-numbering="true" text:style-name="L7">
        <text:list-header>
          <text:p text:style-name="P181"/>
        </text:list-header>
      </text:list>
      <text:p text:style-name="P14"/>
      <text:p text:style-name="P31">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p>
      <text:p text:style-name="P35"/>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7201073" text:continue-numbering="true" text:style-name="L7">
        <text:list-header>
          <text:p text:style-name="P152"><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p text:style-name="P156"/>
        </text:list-header>
      </text:list>
      <text:list xml:id="list37206701" text:continue-list="list36711877" text:style-name="L9">
        <text:list-header>
          <text:p text:style-name="P169">2. Stop bootp service and initialize DHCP service(AIX only)</text:p>
        </text:list-header>
      </text:list>
      <text:p text:style-name="P30">For Linux clusters, there is one xCAT command <text:span text:style-name="T13">makedhcp</text:span> that will add the dhcp service to inittab <text:span text:style-name="T34">(/etc/inittab)</text:span> automatically.</text:p>
      <text:p text:style-name="P29"><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3">he AIX NIM installation will enable bootp automatically, so the administrator may need to stop the bootp daemon, to properly enable dhcp server.</text:span></text:p>
      <text:p text:style-name="P33"><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0">Disable the <text:s/>bootp service (for AIX only, optional)</text:p>
      <text:p text:style-name="P30">a) Stop bootp from rebootting by commenting <text:s/>bootps line in /etc/inetd.conf file: </text:p>
      <text:p text:style-name="P108"><text:span text:style-name="T3">#bootps dgram udp wait root /usr/sbin/bootpd bootpd /etc/bootptab</text:span> </text:p>
      <text:p text:style-name="P26"/>
      <text:p text:style-name="P30">b) <text:s/>Stop and restart the inetd subsystem: </text:p>
      <text:p text:style-name="P108"><text:span text:style-name="T3">refresh -s inetd</text:span> </text:p>
      <text:p text:style-name="P30"/>
      <text:p text:style-name="P30">c) Stop bootp deamon:</text:p>
      <text:p text:style-name="P109">ps -ef | grep bootp</text:p>
      <text:p text:style-name="P109">kill the bootp process</text:p>
      <text:p text:style-name="P30"/>
      <text:p text:style-name="P30">d) Start dhcpsd server from rebootting by uncomment dhcpsd lines in /etc/rc.tcpip</text:p>
      <text:p text:style-name="P108">#<text:span text:style-name="T3"> Start up the DHCP Server</text:span></text:p>
      <text:p text:style-name="P109">start /usr/sbin/dhcpsd "$src_running"</text:p>
      <text:p text:style-name="P30"/>
      <text:p text:style-name="P30">e) Stop and restart the tcpip group</text:p>
      <text:p text:style-name="P109">stopsrc -g tcpip</text:p>
      <text:list xml:id="list37183647" text:continue-list="list36713442" text:style-name="L8">
        <text:list-item>
          <text:list>
            <text:list-item>
              <text:list>
                <text:list-item>
                  <text:list>
                    <text:list-header>
                      <text:p text:style-name="P182">startsrc -g tcpip</text:p>
                      <text:p text:style-name="P157"/>
                    </text:list-header>
                  </text:list>
                </text:list-item>
              </text:list>
            </text:list-item>
          </text:list>
        </text:list-item>
      </text:list>
      <text:list xml:id="list37188384" text:continue-list="list37206701" text:style-name="L9">
        <text:list-header>
          <text:p text:style-name="P169">3. Write static IP address for the network interface running for DHCP service</text:p>
        </text:list-header>
      </text:list>
      <text:p text:style-name="P61">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60">The following examples represent the DHCP network interface ent0 being used .</text:p>
      <text:p text:style-name="P59"/>
      <text:p text:style-name="P59">For Linux Clusters, write static IP address into network configuration file.</text:p>
      <text:p text:style-name="P59"><text:s text:c="8"/>For RHEL, the network configuration is in file like /etc/sysconfig/network-scripts/ifcfg-eth0:</text:p>
      <text:p text:style-name="P80"><text:s text:c="8"/><text:span text:style-name="T3">DEVICE=eth0</text:span></text:p>
      <text:p text:style-name="P78"><text:soft-page-break/><text:s text:c="8"/>BOOTPROTO=static</text:p>
      <text:p text:style-name="P78"><text:s text:c="8"/>HWADDR=00:14:5E:5F:20:90</text:p>
      <text:p text:style-name="P78"><text:s text:c="8"/>IPADDR=192.168.200.1</text:p>
      <text:p text:style-name="P78"><text:s text:c="8"/>NETMASK=255.255.255.0</text:p>
      <text:p text:style-name="P78"><text:s text:c="8"/>NETWORK=50.0.0.0</text:p>
      <text:p text:style-name="P80"><text:s text:c="8"/><text:span text:style-name="T3">ONBOOT=yes</text:span></text:p>
      <text:p text:style-name="P6"/>
      <text:p text:style-name="P94"><text:s text:c="8"/><text:span text:style-name="T2">For SLES, the network configuration is in file like /etc/sysconfig/network/ifcfg-eth0:</text:span></text:p>
      <text:p text:style-name="P80"><text:s text:c="8"/><text:span text:style-name="T3">DEVICE=eth0</text:span></text:p>
      <text:p text:style-name="P78"><text:s text:c="8"/>BOOTPROTO=static</text:p>
      <text:p text:style-name="P78"><text:s text:c="8"/>HWADDR=00:14:5E:5F:20:90</text:p>
      <text:p text:style-name="P78"><text:s text:c="8"/>IPADDR=192.168.200.1</text:p>
      <text:p text:style-name="P78"><text:s text:c="8"/>NETMASK=255.255.255.0</text:p>
      <text:p text:style-name="P78"><text:s text:c="8"/>STARTMODE=onboot</text:p>
      <text:p text:style-name="P6"><text:s text:c="8"/></text:p>
      <text:p text:style-name="P30">For AIX Clusters, issue the following commands to write static IP address for network interface:</text:p>
      <text:list xml:id="list37206738" text:continue-list="list37183647" text:style-name="L8">
        <text:list-item>
          <text:list>
            <text:list-item>
              <text:list>
                <text:list-item>
                  <text:list>
                    <text:list-header>
                      <text:p text:style-name="P183">mktcpip -a 192.168.200.1 -i en0 -m 255.255.255.0</text:p>
                    </text:list-header>
                  </text:list>
                </text:list-item>
              </text:list>
            </text:list-item>
          </text:list>
        </text:list-item>
      </text:list>
      <text:p text:style-name="P92"/>
      <text:list xml:id="list37192101" text:continue-list="list37188384" text:style-name="L9">
        <text:list-header>
          <text:p text:style-name="P177">4. Specify the selected network interface on MN in site table</text:p>
        </text:list-header>
      </text:list>
      <text:p text:style-name="P37">In site table, there is one attribute “dhcpinterfaces” to be set to the network interface(nic) being used with local DHCP server on xCAT MN. <text:s/>For hardware discovery the network interface would be the nic used with hardware service network.</text:p>
      <text:p text:style-name="P39">If DHCP server is also used with node installations then it would also include cluster VLAN.</text:p>
      <text:p text:style-name="P39">Following example will set the “dhcpinterfaces” to network interface “en0” in site table:</text:p>
      <text:list xml:id="list37175612" text:continue-list="list37206738" text:style-name="L8">
        <text:list-item>
          <text:list>
            <text:list-item>
              <text:list>
                <text:list-item>
                  <text:list>
                    <text:list-header>
                      <text:p text:style-name="P188">chdef -t site clustersite dhcpinterfaces=en0</text:p>
                    </text:list-header>
                  </text:list>
                </text:list-item>
              </text:list>
            </text:list-item>
          </text:list>
        </text:list-item>
      </text:list>
      <text:p text:style-name="P92"/>
      <text:list xml:id="list37207349" text:continue-list="list37192101" text:style-name="L9">
        <text:list-header>
          <text:p text:style-name="P169">5. Generate dhcp configuration file for service nodes and compute nodes</text:p>
        </text:list-header>
      </text:list>
      <text:p text:style-name="P30">There is xCAT command <text:span text:style-name="T13">makedhcp</text:span> that can be used to help to create the DHCP configuration file, and establish the DHCP service daemon working on the xCAT MN. </text:p>
      <text:p text:style-name="P30">Run "makedhcp -n" to create a new DHCP dynamic IP pool configuration. </text:p>
      <text:p text:style-name="P30">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0"><text:soft-page-break/>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0">The xCAT administrator should <text:s/>examine the DHCP configurations files on the xCAT MN /<text:span text:style-name="T34">etc/dhcpd.conf</text:span> (Linux) or <text:span text:style-name="T34">/etc/dhcpsd.cnf </text:span><text:s/>(AIX) after execution of makedhcp. If you don't want the DHCP service to serve a subnet, you have to manually comment or remove the subnet definitions in /etc/dhcpd.conf (Linux) or /etc/dhcpsd.cnf <text:s/>(AIX) .</text:p>
      <text:p text:style-name="P30">See makedhcp man page for details of this command.</text:p>
      <text:p text:style-name="P90"/>
      <text:list xml:id="list37188674" text:continue-list="list37198178" text:style-name="L3">
        <text:list-item>
          <text:list>
            <text:list-item>
              <text:list>
                <text:list-item>
                  <text:list>
                    <text:list-item>
                      <text:p text:style-name="P217">Power on all the frames and CECs</text:p>
                    </text:list-item>
                  </text:list>
                </text:list-item>
              </text:list>
            </text:list-item>
          </text:list>
        </text:list-item>
      </text:list>
      <text:p text:style-name="P24">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If you are creating a new large xCAT cluster, you may want to read through the section 2.2.1.3 Update xCAT tables to see if this HW discovery methods meets your needs.</text:p>
      <text:list xml:id="list37190816" text:continue-numbering="true" text:style-name="L3">
        <text:list-item>
          <text:list>
            <text:list-item>
              <text:list>
                <text:list-item>
                  <text:list>
                    <text:list-item>
                      <text:p text:style-name="P217">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pan text:style-name="T6">For many existing <text:s/>xCAT clusters, they will want to bypass this section, and work directly with the xCAT DB with lsslp comma</text:span>nd structure and not work with nodelist and switch tables. <text:s text:c="3"/></text:p>
      <text:p text:style-name="P94"/>
      <text:list xml:id="list37195686" text:continue-list="list37207349" text:style-name="L9">
        <text:list-item>
          <text:p text:style-name="P176">Update the nodelist table</text:p>
        </text:list-item>
      </text:list>
      <text:p text:style-name="P58"><text:span text:style-name="T7">The</text:span><text:span text:style-name="T8"> “</text:span><text:span text:style-name="T9">nodelist”</text:span><text:span text:style-name="T34"> <text:s/></text:span><text:span text:style-name="T25">table</text:span><text:span text:style-name="T34"> </text:span>stores all the server hostnames and <text:s/>node group information for all the nodes. Before proceeding with the hardware discovery process, the "nodelist" table needs to be updated to include all the FSPs and BPAs hostnames information.</text:p>
      <text:p text:style-name="P94"/>
      <text:list xml:id="list36687716" text:style-name="L10">
        <text:list-item>
          <text:p text:style-name="P189">nodelist table</text:p>
        </text:list-item>
      </text:list>
      <text:p text:style-name="P96">#node,groups,status,appstatus,primarysn,comments,disable</text:p>
      <text:p text:style-name="P96">frame1a,"all,bpa,bpa-a"</text:p>
      <text:p text:style-name="P96"><text:soft-page-break/>frame1b,"all,bpa,bpa-b"</text:p>
      <text:p text:style-name="P96">... ...</text:p>
      <text:p text:style-name="P96">frame16a,"all,bpa,bpa-a"</text:p>
      <text:p text:style-name="P96">frame16b,"all,bpa,bpa-b"</text:p>
      <text:p text:style-name="P96">f1c1,"all,fsp"</text:p>
      <text:p text:style-name="P96">f1c2,"all,fsp"</text:p>
      <text:p text:style-name="P96">... ...</text:p>
      <text:p text:style-name="P99"><text:span text:style-name="T3">f16c16,</text:span>"all,fsp"</text:p>
      <text:p text:style-name="P81"/>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3">mkdef frame1a-frame16a groups="all,bpa,bpa-a"</text:p>
      <text:p text:style-name="P101">mkdef frame1b-frame16b groups="all,bpa,bpa-b"</text:p>
      <text:p text:style-name="P101">mkdef f1c1-f1c16 groups="all,fsp"</text:p>
      <text:p text:style-name="P101">… …</text:p>
      <text:p text:style-name="P101">mkdef f16c1-f16c16 groups="all,fsp"</text:p>
      <text:list xml:id="list36686284" text:style-name="L11">
        <text:list-header>
          <text:p text:style-name="P136"/>
        </text:list-header>
      </text:list>
      <text:p text:style-name="P9"/>
      <text:list xml:id="list37188653" text:continue-list="list37195686" text:style-name="L9">
        <text:list-item>
          <text:p text:style-name="P176">Update mapping between the hostnames and hardware components</text:p>
        </text:list-item>
      </text:list>
      <text:list xml:id="list36689453" text:style-name="L12">
        <text:list-item>
          <text:list>
            <text:list-header>
              <text:p text:style-name="P219">1). <text:s text:c="2"/>Use “vpd” table information mode</text:p>
              <text:p text:style-name="P153">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3">lsslp</text:span> command to discover all the required hardware information. The command below will create all the MTMS output into the stanza file.</text:p>
            </text:list-header>
          </text:list>
        </text:list-item>
      </text:list>
      <text:p text:style-name="P15"/>
      <text:p text:style-name="P36"><text:span text:style-name="T2">Run</text:span><text:span text:style-name="T32"> </text:span><text:span text:style-name="T3">lsslp -s BPA -z -i 10.0.0.1 &gt; /stanza/file/BPApath</text:span></text:p>
      <text:p text:style-name="P49">or</text:p>
      <text:p text:style-name="P36"><text:span text:style-name="T2">Run</text:span><text:span text:style-name="T32"> </text:span><text:span text:style-name="T3">lsslp -s FSP -z -i 10.0.0.1 &gt; /stanza/file/FSPpath</text:span></text:p>
      <text:p text:style-name="P27"/>
      <text:p text:style-name="P27"/>
      <text:p text:style-name="P27"/>
      <text:p text:style-name="P30"><text:soft-page-break/>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administrator can update the BPA/FSP server name and IP address working with BPA/FSP stanza files with chdef command:</text:p>
      <text:p text:style-name="P105">cat /stanza/file/BPApath &gt; chdef -z</text:p>
      <text:p text:style-name="P53">or</text:p>
      <text:p text:style-name="P105">cat /stanza/file/FSPpath &gt; chdef -z</text:p>
      <text:p text:style-name="P32"/>
      <text:p text:style-name="P30">The vpd table is like the following after writing the BPA/FSP MTMS information into xCAT DB.</text:p>
      <text:list xml:id="list36713155" text:style-name="L13">
        <text:list-item>
          <text:p text:style-name="P171">vpd table:</text:p>
        </text:list-item>
      </text:list>
      <text:p text:style-name="P104">#node,serial,mtm,side,asset,comments,disable</text:p>
      <text:p text:style-name="P101">"frame1a","99200G1","9A00-100","A",,,</text:p>
      <text:p text:style-name="P101">"frame1b","99200G1","9A00-100","B",,,</text:p>
      <text:p text:style-name="P101">... ...</text:p>
      <text:p text:style-name="P101">"frame16a","99410D1","9A00-100","A",,,</text:p>
      <text:p text:style-name="P101">"frame16b","99410D1","9A00-100","B",,,</text:p>
      <text:p text:style-name="P90"/>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3">chdef <text:s/>f1c1 id=1 parent= <text:span text:style-name="T25">frame1a</text:span></text:p>
      <text:p text:style-name="P101">chdef <text:s/>f1c2 id=2 parent=<text:span text:style-name="T25">frame1a</text:span></text:p>
      <text:p text:style-name="P101">…</text:p>
      <text:p text:style-name="P101">chdef f16c2 id=2 parent=frame16a</text:p>
      <text:p text:style-name="P90"/>
      <text:p text:style-name="P90"><text:soft-page-break/>The ppc table will looks like:</text:p>
      <text:list xml:id="list36698762" text:style-name="L14">
        <text:list-item>
          <text:p text:style-name="P172">ppc table:</text:p>
        </text:list-item>
      </text:list>
      <text:p text:style-name="P103">#node,hcp,id,pprofile,parent,supernode,comments,disable</text:p>
      <text:p text:style-name="P101">"f1c1",,"1",,"<text:span text:style-name="T25">frame1a</text:span>",,,</text:p>
      <text:p text:style-name="P101">"f1c2",,"2",,"<text:span text:style-name="T25">frame1a</text:span>",,,</text:p>
      <text:p text:style-name="P101"><text:s text:c="12"/>… …</text:p>
      <text:p text:style-name="P101">"f16c1",,"1",,"<text:span text:style-name="T25">frame16a</text:span>",,,</text:p>
      <text:p text:style-name="P102">"f16c2",,"2",,"<text:span text:style-name="T25">frame16a</text:span>",,,</text:p>
      <text:p text:style-name="P120"/>
      <text:p text:style-name="P37"/>
      <text:p text:style-name="P120"/>
      <text:list xml:id="list36709015" text:style-name="L15">
        <text:list-header>
          <text:p text:style-name="P164">2). <text:s text:c="2"/>Use the switch table port mode</text:p>
        </text:list-header>
      </text:list>
      <text:list xml:id="list37177374" text:continue-list="list36689453" text:style-name="L12">
        <text:list-item>
          <text:list>
            <text:list-header>
              <text:p text:style-name="P163">xCAT will use the ethernet switches for discovery in switch port mode. In general, this requires that the user in advance set up an ip address and basic snmp functionality. Allowing the snmp version 1 community string public read access will allow xCAT to communicate without further customization. It is also recommended that spanning tree be set to portfast or edge-port for faster boot performance. Please see the relevant switch documentation as to how to configure these items.</text:p>
              <text:p text:style-name="P161">The switch port method can be used with larger System P <text:s/>xCAT clusters where the administrator has full control of the HW VLAN switch. The administrator specifies which physical network ports are being used to connect to BPA and FSP network connections. It uses the physic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60"><text:s/>The commands to write switch table:</text:p>
      <text:p text:style-name="P103">chdef <text:s/>frame1a switch=10.0.0.254 port=1</text:p>
      <text:p text:style-name="P101">chdef <text:s/>frame1b switch=10.0.0.254 port=2</text:p>
      <text:p text:style-name="P101">… …</text:p>
      <text:p text:style-name="P101">chdef <text:s/>frame16a switch=10.0.0.254 port=31</text:p>
      <text:p text:style-name="P101">chdef <text:s/>frame16a switch=10.0.0.254 port=32</text:p>
      <text:list xml:id="list36709507" text:style-name="L16">
        <text:list-item>
          <text:p text:style-name="P174">switch table</text:p>
        </text:list-item>
      </text:list>
      <text:p text:style-name="P96">#node,switch, port,vlan,interface,comments,disable</text:p>
      <text:p text:style-name="P96">"frame1a","10.0.0.254","1",,,,</text:p>
      <text:p text:style-name="P96">"frame1b","10,0.0.254","2",,,,</text:p>
      <text:p text:style-name="P96"><text:s text:c="8"/>… …</text:p>
      <text:p text:style-name="P96"><text:soft-page-break/>"frame16a","10.0.0.254","31",,,,</text:p>
      <text:p text:style-name="P96">"frame16b","10.0.0.254","32",,,,</text:p>
      <text:p text:style-name="P97"/>
      <text:p text:style-name="P91"/>
      <text:p text:style-name="P25">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3">chdef <text:s/>f1c1 id=1 parent= <text:span text:style-name="T25">frame1a</text:span></text:p>
      <text:p text:style-name="P101">chdef <text:s/>f1c2 id=2 parent=<text:span text:style-name="T25">frame1a</text:span></text:p>
      <text:p text:style-name="P101">…</text:p>
      <text:p text:style-name="P101">chdef f16c2 id=2 parent=frame16a</text:p>
      <text:p text:style-name="P23"/>
      <text:list xml:id="list37189970" text:continue-numbering="true" text:style-name="L16">
        <text:list-item>
          <text:p text:style-name="P196">ppc table</text:p>
        </text:list-item>
      </text:list>
      <text:p text:style-name="P96">#node,hcp,id,pprofile,parent,supernode,comments,disable</text:p>
      <text:p text:style-name="P96">"f1c1",,"1",,"<text:span text:style-name="T25">frame1a</text:span>",,,</text:p>
      <text:p text:style-name="P96">"f1c2",,"2",,"<text:span text:style-name="T25">frame1a</text:span>",,,</text:p>
      <text:p text:style-name="P96"><text:s text:c="12"/>… …</text:p>
      <text:p text:style-name="P96">"f16c1",,"1",,"<text:span text:style-name="T25">frame16a</text:span>",,,</text:p>
      <text:list xml:id="list36702210" text:style-name="L17">
        <text:list-header>
          <text:p text:style-name="P197"><text:span text:style-name="T3">"f16c2",,"2",,"</text:span><text:span text:style-name="T4">frame16a</text:span><text:span text:style-name="T3">",,,</text:span></text:p>
        </text:list-header>
      </text:list>
      <text:list xml:id="list37194377" text:continue-list="list37188653" text:style-name="L9">
        <text:list-header>
          <text:p text:style-name="P176"/>
          <text:p text:style-name="P166"/>
        </text:list-header>
      </text:list>
      <text:list xml:id="list37201270" text:continue-list="list37190816" text:style-name="L3">
        <text:list-item>
          <text:list>
            <text:list-item>
              <text:list>
                <text:list-item>
                  <text:list>
                    <text:list-item>
                      <text:p text:style-name="P217">Discover HMCs/frame/CECs, and define them in xCAT DB.</text:p>
                    </text:list-item>
                  </text:list>
                </text:list-item>
              </text:list>
            </text:list-item>
          </text:list>
        </text:list-item>
      </text:list>
      <text:p text:style-name="P58"><text:span text:style-name="T20">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3">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2"><text:span text:style-name="T20">The <text:s/>xCAT command </text:span><text:span text:style-name="T21">lsslp</text:span><text:span text:style-name="T20"> is used with the HW discovery working the HMC/frame/CECs, to reference the hardware and network information from the DHCP <text:s/>server . It can then write the discovered information into xCAT DB . It can generate <text:s/>output in different format, including </text:span><text:soft-page-break/><text:span text:style-name="T20">RAW, XML and stanza format. We recommend working with the -z flag to create stanza files, so the administrator can review the HW data prior to placing in the xCAT DB.</text:span> <text:s/>The <text:span text:style-name="T13">lsslp</text:span> command does support the -w flag which can <text:s/>directly update the HW discovery data directly into the xCAT DB if the administrator does not need to make any changes. <text:s/></text:p>
      <text:p text:style-name="P59"><text:span text:style-name="T35">See man page of </text:span>lsslp <text:span text:style-name="T35">for details.</text:span></text:p>
      <text:list xml:id="list36690800" text:style-name="L18">
        <text:list-item>
          <text:p text:style-name="P175">Use stanza file</text:p>
        </text:list-item>
      </text:list>
      <text:list xml:id="list36698719" text:style-name="L19">
        <text:list-header>
          <text:p text:style-name="P226">1). <text:s/>Issue <text:span text:style-name="T13">lsslp</text:span> to locate the HMC information and write into a HMC <text:s/>stanza file. You will need <text:s/>to execute the -m (multicast) flag to reference later supported HMC <text:s/>V7R35x/V7R71 levels. <text:s text:c="2"/></text:p>
        </text:list-header>
      </text:list>
      <text:list xml:id="list36690204" text:style-name="L20">
        <text:list-item>
          <text:list>
            <text:list-header>
              <text:p text:style-name="P185">lsslp <text:s/>-m -s HMC -z -i 10.0.0.1 &gt; /hmc/stanza/file</text:p>
            </text:list-header>
          </text:list>
        </text:list-item>
      </text:list>
      <text:list xml:id="list37188143" text:continue-list="list36698719" text:style-name="L19">
        <text:list-header>
          <text:p text:style-name="P226"/>
        </text:list-header>
      </text:list>
      <text:p text:style-name="P54">2). <text:s/>Review the HMC stanza file and make modifications if necessary.</text:p>
      <text:p text:style-name="P54">You will need to include the “username” and <text:s/>“password” <text:s/>attributes being used by the <text:s/>target HMC node. Make sure that the HMC host name and ip address is resolvable <text:s text:c="2"/>in the xCAT cluster name resolution (/etc/hosts, DNS). <text:s/></text:p>
      <text:p text:style-name="P54"/>
      <text:p text:style-name="P57">Write the HMC stanza information into xCAT DB with xCAT command <text:span text:style-name="T13">mkdef</text:span>.</text:p>
      <text:list xml:id="list37181440" text:continue-list="list36690204" text:style-name="L20">
        <text:list-item>
          <text:list>
            <text:list-header>
              <text:p text:style-name="P186">cat /hmc/stanza/file | mkdef -z</text:p>
            </text:list-header>
          </text:list>
        </text:list-item>
      </text:list>
      <text:list xml:id="list37197151" text:continue-list="list37188143" text:style-name="L19">
        <text:list-header>
          <text:p text:style-name="P226"/>
        </text:list-header>
      </text:list>
      <text:p text:style-name="P54">3). <text:s/>Issue <text:span text:style-name="T13">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7181630" text:continue-list="list37181440" text:style-name="L20">
        <text:list-item>
          <text:list>
            <text:list-header>
              <text:p text:style-name="P186">lsslp -s BPA -z -i 10.0.0.1 -M {switchport|vpd} --updatehosts &gt; /bpa/stanza/file</text:p>
            </text:list-header>
          </text:list>
        </text:list-item>
      </text:list>
      <text:list xml:id="list37192797" text:continue-list="list37197151" text:style-name="L19">
        <text:list-header>
          <text:p text:style-name="P226"/>
        </text:list-header>
      </text:list>
      <text:list xml:id="list36713662" text:style-name="L21">
        <text:list-item>
          <text:p text:style-name="P227">Review the BPA stanza file and make modifications if necessary. You may want to update the BPA server hostnames and/or ip addresses to match your planned xCAT <text:s/>configuration.</text:p>
        </text:list-item>
      </text:list>
      <text:p text:style-name="P56">Write the BPA stanza information into xCAT DB with xCAT command <text:span text:style-name="T13">mkdef</text:span></text:p>
      <text:list xml:id="list37201854" text:continue-list="list37181630" text:style-name="L20">
        <text:list-item>
          <text:list>
            <text:list-header>
              <text:p text:style-name="P186">cat /bpa/stanza/file | mkdef -z</text:p>
            </text:list-header>
          </text:list>
        </text:list-item>
      </text:list>
      <text:p text:style-name="P54"><text:s text:c="2"/></text:p>
      <text:list xml:id="list37188752" text:continue-list="list36713662" text:style-name="L21">
        <text:list-header>
          <text:p text:style-name="P228"><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6698884" text:style-name="L22">
        <text:list-item>
          <text:list>
            <text:list-header>
              <text:p text:style-name="P190">lsslp -s FSP -z -i 10.0.0.1 -M {switchport|vpd} --updatehosts &gt; /fsp/stanza/file</text:p>
            </text:list-header>
          </text:list>
        </text:list-item>
      </text:list>
      <text:list xml:id="list37202992" text:continue-list="list37188752" text:style-name="L21">
        <text:list-header>
          <text:p text:style-name="P228">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7200453" text:continue-list="list36698884" text:style-name="L22">
        <text:list-item>
          <text:list>
            <text:list-header>
              <text:p text:style-name="P190">cat /fsp/stanza/file | mkdef -z</text:p>
            </text:list-header>
          </text:list>
        </text:list-item>
      </text:list>
      <text:list xml:id="list37176218" text:continue-list="list36690800" text:style-name="L18">
        <text:list-header>
          <text:p text:style-name="P167"/>
        </text:list-header>
        <text:list-item>
          <text:p text:style-name="P175">Update xCAT database directly with lsslp</text:p>
        </text:list-item>
      </text:list>
      <text:list xml:id="list37193102" text:continue-list="list37202992" text:style-name="L21">
        <text:list-header>
          <text:p text:style-name="P228"><text:span text:style-name="T25">You should only write directly into the xCAT DB if you are certain that the BPA/FSP server data specified by lsslp command is correct. This is used by experienced xCAT administrators, or if </text:span><text:soft-page-break/><text:span text:style-name="T25">they are adding new System P servers into an existing xCAT cluster. <text:s/>The </text:span><text:span text:style-name="T14">lsslp -w </text:span><text:span text:style-name="T25"><text:s/>flag will update existing xCAT DB data if the new HW discovery finds any BPA/FSP node contentions. </text:span><text:span text:style-name="T25">The </text:span><text:span text:style-name="T14">lsslp -n <text:s/></text:span><text:span text:style-name="T25"><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4">chdef </text:span><text:span text:style-name="T25">command to add or modify attributes to the HMC/BPA/FSP node objects.</text:span> <text:s/><text:tab/></text:p>
        </text:list-header>
      </text:list>
      <text:list xml:id="list36706991" text:style-name="L23">
        <text:list-item>
          <text:list>
            <text:list-item>
              <text:p text:style-name="P221"><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6711022" text:style-name="L24">
        <text:list-item>
          <text:list>
            <text:list-header>
              <text:p text:style-name="P202">lsslp -m <text:s/>-s HMC -w -i 10.0.0.1 --updatehosts</text:p>
            </text:list-header>
          </text:list>
        </text:list-item>
      </text:list>
      <text:list xml:id="list37190603" text:continue-list="list36706991" text:style-name="L23">
        <text:list-item>
          <text:list>
            <text:list-header>
              <text:p text:style-name="P221"/>
            </text:list-header>
            <text:list-item>
              <text:p text:style-name="P221"><text:s text:c="2"/>Issue <text:span text:style-name="T13">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3">-n flag</text:span> to reference and add only new BPA nodes into the xCAT DB. <text:s text:c="3"/></text:p>
            </text:list-item>
          </text:list>
        </text:list-item>
      </text:list>
      <text:list xml:id="list37198591" text:continue-list="list36711022" text:style-name="L24">
        <text:list-item>
          <text:list>
            <text:list-header>
              <text:p text:style-name="P203">lsslp <text:s/>-s BPA -n <text:s/>-w <text:s/>-i 10.0.0.1 --updatehosts</text:p>
            </text:list-header>
          </text:list>
        </text:list-item>
      </text:list>
      <text:p text:style-name="P12"/>
      <text:list xml:id="list37180702" text:continue-list="list37190603" text:style-name="L23">
        <text:list-item>
          <text:list>
            <text:list-item>
              <text:p text:style-name="P221"><text:s text:c="3"/>Issue <text:span text:style-name="T13">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3">-n flag</text:span> to reference and add only new FSP nodes into the xCAT DB. <text:s text:c="3"/></text:p>
            </text:list-item>
          </text:list>
        </text:list-item>
      </text:list>
      <text:list xml:id="list37177165" text:continue-list="list37198591" text:style-name="L24">
        <text:list-item>
          <text:list>
            <text:list-header>
              <text:p text:style-name="P203">lsslp -s FSP -n -w -i 10.0.0.1 --updatehosts</text:p>
            </text:list-header>
          </text:list>
        </text:list-item>
      </text:list>
      <text:list xml:id="list36707436" text:style-name="L25">
        <text:list-header>
          <text:p text:style-name="P232"/>
        </text:list-header>
      </text:list>
      <text:list xml:id="list37197831" text:continue-list="list37201270" text:style-name="L3">
        <text:list-item>
          <text:list>
            <text:list-item>
              <text:list>
                <text:list-item>
                  <text:p text:style-name="P215">Permanent ip addresses</text:p>
                </text:list-item>
              </text:list>
            </text:list-item>
          </text:list>
        </text:list-item>
      </text:list>
      <text:list xml:id="list37180723" text:continue-list="list37193102" text:style-name="L21">
        <text:list-header>
          <text:p text:style-name="P228">Please reference the planning information in section 2.1.5 Hostname and IP address planning.<text:span text:style-name="T32"> </text:span><text:span text:style-name="T26">The assignment of permanent ip addresses will allow the BPA/FSP ip addresses to be more stable</text:span> in the DHCP service environment <text:s/>working with HW service subnet. </text:p>
          <text:p text:style-name="P228"/>
          <text:p text:style-name="P228">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228"><text:s text:c="12"/></text:p>
          <text:p text:style-name="P229"><text:span text:style-name="T37">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37">The Linux DHCP leases file <text:s/>/var/lib/dhcp/db/dhcp.leases <text:s/></text:span><text:soft-page-break/><text:span text:style-name="T37">will continue to work with floating BPA/FSP ip addresses that start from the highest <text:s/>available IP address found in the dynamic range of the <text:s/>/etc/dhcpd.conf, file .</text:span></text:p>
          <text:p text:style-name="P229"/>
          <text:p text:style-name="P230">The following <text:s/>is an example of <text:s/>an <text:s/>DHCP environment working with HW service subnet</text:p>
        </text:list-header>
      </text:list>
      <text:p text:style-name="P57"/>
      <text:list xml:id="list36690550" text:style-name="L26">
        <text:list-item>
          <text:p text:style-name="P173">xCAT command to write networks table</text:p>
        </text:list-item>
      </text:list>
      <text:list xml:id="list38317579" text:style-name="L22">
        <text:list-item>
          <text:list>
            <text:list-header>
              <text:p text:style-name="P195">mkdef -t network -o HWVALN192 net=192.168.200.0 mask=255.255.255.0 mgtifname=en0 gateway=192.168.200.205 dhcpserver=192.168.200.205 tftpserver=192.168.200.205 nameservers=192.168.200.205 dynamicrange="192.168.200.1-192.168.200.254"</text:p>
            </text:list-header>
          </text:list>
        </text:list-item>
      </text:list>
      <text:list xml:id="list37183509" text:continue-list="list36690550" text:style-name="L26">
        <text:list-header>
          <text:p text:style-name="P173"/>
        </text:list-header>
        <text:list-item>
          <text:p text:style-name="P173">networks table</text:p>
        </text:list-item>
      </text:list>
      <text:list xml:id="list37177078" text:continue-list="list38317579" text:style-name="L22">
        <text:list-item>
          <text:list>
            <text:list-header>
              <text:p text:style-name="P192">#netname,net,mask,mgtifname,gateway,dhcpserver,tftpserver,nameservers, <text:s text:c="2"/>ntpservers,logservers,dynamiprange,nodehostname,comments,disable</text:p>
              <text:p text:style-name="P192">"HWVALN192","192.168.200.0","255.255.255.0","en0","192.168.200.205","192.168.200.205","192.168.200.205","192.168.200.205",,"192.168.200.205","192.168.200.1-192.168.200.254",,,</text:p>
            </text:list-header>
          </text:list>
        </text:list-item>
      </text:list>
      <text:p text:style-name="P10"/>
      <text:list xml:id="list37179319" text:continue-list="list37180723" text:style-name="L21">
        <text:list-header>
          <text:p text:style-name="P228"><text:span text:style-name="T2">In the above example, network interface name en0 is used for both random and permanent ip address, The HWVLAN192 subnet is using the full ip range subnet 192.168.200.1-</text:span><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3"/>
      <text:list xml:id="list37175672" text:continue-numbering="true" text:style-name="L21">
        <text:list-header>
          <text:p text:style-name="P228">The “permanent” ip range support is only available with xCAT 2.4 and later releases. There is a <text:s/>new attribute “--makedhcp” added to xCAT <text:span text:style-name="T13">lsslp</text:span> command, and code changes to <text:span text:style-name="T13">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3">/etc/dhcpsd.cnf</text:span>, RHEL /<text:span text:style-name="T13">var/lib/dhcpd/dhcpd.leases, </text:span><text:span text:style-name="T35">SLES</text:span><text:span text:style-name="T13"> /var/lib/dhcp/db/dhcp.leases</text:span>) <text:s/>files. <text:s/>But if the admin wants to keep the BPA/FSP as random, DHCP will continue to monitor the BPA/FSP IPs based on DHCP file(AIX /etc/db_file.cr, Linux /var/lib/dhcpd/dhcpd.leases). <text:s/>If using DNS or /etc/hosts with BPA/FSP server host names make sure the new permanent IP addresses are properly updated prior to running makedhcp.</text:p>
        </text:list-header>
      </text:list>
      <text:p text:style-name="P111"/>
      <text:list xml:id="list37206931" text:continue-numbering="true" text:style-name="L21">
        <text:list-header>
          <text:p text:style-name="P228">There is new xCAT support added to <text:span text:style-name="T13">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text:soft-page-break/>or CEC, and when it powers up, it will also reference the <text:s text:c="2"/>permanent ip address that is specified in the DHCP configuration file.</text:p>
        </text:list-header>
      </text:list>
      <text:p text:style-name="P74"/>
      <text:list xml:id="list37176538" text:continue-numbering="true" text:style-name="L21">
        <text:list-header>
          <text:p text:style-name="P228">The following is the implementation to be used working with the permanent ip address. It will specify the xCAT commands and administrator activity. </text:p>
          <text:p text:style-name="P228"/>
        </text:list-header>
      </text:list>
      <text:list xml:id="list36683082" text:style-name="L27">
        <text:list-item>
          <text:p text:style-name="P178">Update hosts table</text:p>
        </text:list-item>
      </text:list>
      <text:list xml:id="list36696895" text:style-name="L28">
        <text:list-header>
          <text:p text:style-name="P231">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6689543" text:style-name="L29">
        <text:list-item>
          <text:p text:style-name="P179">Command to write hosts table</text:p>
        </text:list-item>
      </text:list>
      <text:p text:style-name="P103">chdef frame1a ip="192.168.200.10"</text:p>
      <text:p text:style-name="P101">chdef frame2a ip="192.168.200.11"</text:p>
      <text:p text:style-name="P101">… ...</text:p>
      <text:p text:style-name="P101">chdef f1c1 ip="192.168.200.100"</text:p>
      <text:p text:style-name="P101">… …</text:p>
      <text:list xml:id="list37179698" text:continue-numbering="true" text:style-name="L29">
        <text:list-header>
          <text:p text:style-name="P199">chdef f1c16 ip="192.168.200.106"</text:p>
        </text:list-header>
        <text:list-item>
          <text:p text:style-name="P180">hosts table</text:p>
        </text:list-item>
      </text:list>
      <text:list xml:id="list36699112" text:style-name="L30">
        <text:list-item>
          <text:list>
            <text:list-header>
              <text:p text:style-name="P198">#node,ip,hostnames,comments,disable</text:p>
              <text:p text:style-name="P200">"frame1a","192.168.200.10",,,,</text:p>
              <text:p text:style-name="P200">"frame2a","192.168.200.11",,,,</text:p>
              <text:p text:style-name="P200">… ...</text:p>
              <text:p text:style-name="P200">"f1c1","192.168.200.100",,,,</text:p>
              <text:p text:style-name="P200">… ...</text:p>
              <text:p text:style-name="P200">"f1c16","192.168.200.106",,,,</text:p>
            </text:list-header>
          </text:list>
        </text:list-item>
      </text:list>
      <text:p text:style-name="P126"/>
      <text:p text:style-name="P19"/>
      <text:list xml:id="list37177057" text:continue-list="list36696895" text:style-name="L28">
        <text:list-header>
          <text:p text:style-name="P231">Note: If the CECs have two FSPs installed such as the POWER 595 systems, both the two FSPs should be added into the xCAT database. Here is an example:</text:p>
        </text:list-header>
      </text:list>
      <text:list xml:id="list37198908" text:continue-list="list36699112" text:style-name="L30">
        <text:list-item>
          <text:list>
            <text:list-header>
              <text:p text:style-name="P198">#node,ip,hostnames,comments,disable</text:p>
              <text:p text:style-name="P200">"f1c1-A","192.168.200.100",,,,</text:p>
              <text:p text:style-name="P200">"f1c1-B","192.168.200.101",,,,</text:p>
              <text:p text:style-name="P200"><text:soft-page-break/>… ...</text:p>
              <text:p text:style-name="P200">"f1c16-A","192.168.200.130",,,,</text:p>
              <text:p text:style-name="P200">"f1c16-B","192.168.200.131",,,,</text:p>
            </text:list-header>
          </text:list>
        </text:list-item>
      </text:list>
      <text:list xml:id="list37201330" text:continue-list="list37194377" text:style-name="L9">
        <text:list-header>
          <text:p text:style-name="P166"/>
        </text:list-header>
      </text:list>
      <text:p text:style-name="P127"/>
      <text:list xml:id="list37201584" text:continue-list="list36683082" text:style-name="L27">
        <text:list-item>
          <text:p text:style-name="P204">Update xCAT DB <text:s/>working with stanza files and makedhcp command</text:p>
        </text:list-item>
      </text:list>
      <text:list xml:id="list38323911" text:style-name="L19">
        <text:list-header>
          <text:p text:style-name="P220">This will specify the command and administrator activity working with BPA and FSP stanza files, for the BPA/FSP permanent ip addresses </text:p>
          <text:p text:style-name="P139">1). <text:s/>The discovery of HMC <text:s/>is not used with the BPA/FSP permanent ip address. You should reference all the HMCs based on earlier administrator activity.</text:p>
          <text:p text:style-name="P140">2). <text:s/>Issue <text:span text:style-name="T13">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6684301" text:style-name="L31">
        <text:list-item>
          <text:list>
            <text:list-header>
              <text:p text:style-name="P191">lsslp -s BPA -z -i 10.0.0.1 -M {switchport|vpd} &gt; /bpa/stanza/file</text:p>
            </text:list-header>
          </text:list>
        </text:list-item>
      </text:list>
      <text:p text:style-name="P12"/>
      <text:list xml:id="list36708606" text:style-name="L32">
        <text:list-header>
          <text:p text:style-name="P224">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3">mkdef</text:span></text:p>
      <text:list xml:id="list37182920" text:continue-list="list36684301" text:style-name="L31">
        <text:list-item>
          <text:list>
            <text:list-header>
              <text:p text:style-name="P191">cat /bpa/stanza/file | mkdef -z</text:p>
            </text:list-header>
          </text:list>
        </text:list-item>
      </text:list>
      <text:p text:style-name="P12"><text:s text:c="2"/></text:p>
      <text:p text:style-name="P12"/>
      <text:list xml:id="list37196728" text:continue-list="list36708606" text:style-name="L32">
        <text:list-header>
          <text:p text:style-name="P225"><text:span text:style-name="T35">4). <text:s/>Issue </text:span><text:span text:style-name="T13">lsslp</text:span><text:span text:style-name="T35"> to get FSP information and write into the FSP stanza file. If you are using the vpd or switch table method, you can use the optional attributes ”switchport” or “vpd” with the lsslp </text:span><text:span text:style-name="T35">command. If you specify the attribute “updatehosts”, it will also update the xCAT hosts table with the server host name and ip address. </text:span></text:p>
        </text:list-header>
      </text:list>
      <text:list xml:id="list37192697" text:continue-list="list37182920" text:style-name="L31">
        <text:list-item>
          <text:list>
            <text:list-header>
              <text:p text:style-name="P191">lsslp -s FSP -z -i 10.0.0.1 -M {switchport|vpd} --updatehosts &gt; /fsp/stanza/file</text:p>
            </text:list-header>
          </text:list>
        </text:list-item>
      </text:list>
      <text:p text:style-name="P12"/>
      <text:list xml:id="list37179894" text:continue-list="list37196728" text:style-name="L32">
        <text:list-header>
          <text:p text:style-name="P224">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7178612" text:continue-list="list37192697" text:style-name="L31">
        <text:list-item>
          <text:list>
            <text:list-header>
              <text:p text:style-name="P191">cat /fsp/stanza/file | mkdef -z</text:p>
            </text:list-header>
          </text:list>
        </text:list-item>
      </text:list>
      <text:p text:style-name="P16"/>
      <text:p text:style-name="P95">If using DNS or /etc/hosts with BPA/FSP server host names make sure the new permanent IP addresses are properly updated prior to running makedhcp.</text:p>
      <text:p text:style-name="P16"/>
      <text:p text:style-name="P71">The administrator should now validate that the BPA and FSP server node objects have the proper hostname, new permanent ip address, MAC address <text:s/>and otherinterfaces (dyanmic ip adrress) specified using <text:span text:style-name="T13">lsdef -l</text:span> command. You can also use the xCAT <text:span text:style-name="T13">tabdump </text:span>command to refrences some xCAT tables (vpd, ppc, hosts, nodelist, mac) <text:s/>to see if they contain the permanent ip addresses. The <text:soft-page-break/>xCAT administrator <text:s/>can execute the <text:span text:style-name="T13">chdef </text:span>command to place the proper BPA/FSP server data in the xCAT DB.</text:p>
      <text:p text:style-name="P115"/>
      <text:list xml:id="list37202315" text:continue-list="list37179894" text:style-name="L32">
        <text:list-header>
          <text:p text:style-name="P137"><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0"> </text:span><text:span text:style-name="T21">/etc/db_file.cr</text:span><text:span text:style-name="T20">, <text:s/>RHEL lease file /</text:span><text:span text:style-name="T21">var/lib/dhcpd/dhcpd.leases, </text:span><text:span text:style-name="T24">SLES</text:span><text:span text:style-name="T21"> </text:span><text:span text:style-name="T24">lease file</text:span><text:span text:style-name="T21"> /var/lib/dhcp/db/dhcp.leases.</text:span></text:p>
        </text:list-header>
      </text:list>
      <text:list xml:id="list37189055" text:continue-list="list37178612" text:style-name="L31">
        <text:list-item>
          <text:list>
            <text:list-header>
              <text:p text:style-name="P191">makedhcp -a </text:p>
            </text:list-header>
          </text:list>
        </text:list-item>
      </text:list>
      <text:p text:style-name="P17"/>
      <text:list xml:id="list37178165" text:continue-list="list37202315" text:style-name="L32">
        <text:list-header>
          <text:p text:style-name="P138"><text:span text:style-name="T35">7). <text:s/>Issue </text:span><text:span text:style-name="T13">lsslp</text:span><text:span text:style-name="T35"> <text:s/></text:span><text:span text:style-name="T13">-resetnet </text:span><text:span text:style-name="T35">to reset physical BPA and FSP to now reference the new permanent ip addresses. This command will reference the “otherinterfaces” attribute to be used to communicate </text:span><text:span text:style-name="T35">with the existing BPA/FSP “dynamic ip” . It will then update the BPA or FSP to now use the permanent ip address specified in xCAT DB and DHCP configuration. </text:span></text:p>
        </text:list-header>
      </text:list>
      <text:list xml:id="list37207269" text:continue-list="list37189055" text:style-name="L31">
        <text:list-item>
          <text:list>
            <text:list-header>
              <text:p text:style-name="P191">lsslp -s BPA -resetnet <text:s/></text:p>
              <text:p text:style-name="P191">lsslp -s FSP <text:s/>-resetnet</text:p>
            </text:list-header>
          </text:list>
        </text:list-item>
      </text:list>
      <text:list xml:id="list37187857" text:continue-list="list37201584" text:style-name="L27">
        <text:list-header>
          <text:p text:style-name="P168"/>
        </text:list-header>
        <text:list-item>
          <text:p text:style-name="P170">Update DHCP and reset FSP/BPA directly</text:p>
        </text:list-item>
      </text:list>
      <text:list xml:id="list37182086" text:continue-list="list37178165" text:style-name="L32">
        <text:list-header>
          <text:p text:style-name="P137"><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5"/>
      <text:list xml:id="list38329925" text:style-name="L19">
        <text:list-header>
          <text:p text:style-name="P139"><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6713359" text:style-name="L33">
        <text:list-item>
          <text:list>
            <text:list-header>
              <text:p text:style-name="P193">lsslp -w -s BPA <text:s/>--makedhcp --resetnet</text:p>
            </text:list-header>
          </text:list>
        </text:list-item>
      </text:list>
      <text:p text:style-name="P79">lsslp -w -s FSP --makedhcp <text:s/>--resetnet</text:p>
      <text:p text:style-name="P141">Note: 1. If using DNS or /etc/hosts with BPA/FSP server host names make sure the new permanent IP addresses are properly updated prior to running makedhcp.</text:p>
      <text:p text:style-name="P143">2. If –resetnet option failed to update the IP address on any node, make sure to modify the ip attribute in hosts table to the current IP address on BPA/FSP.</text:p>
      <text:list xml:id="list37185326" text:continue-list="list38329925" text:style-name="L19">
        <text:list-header>
          <text:p text:style-name="P140"><text:soft-page-break/>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7197152" text:continue-list="list36713359" text:style-name="L33">
        <text:list-item>
          <text:list>
            <text:list-header>
              <text:p text:style-name="P193">lsslp -s BPA -w <text:s/>-i 192.168.200.205 -M {switchport|vpd} --makedhcp –resetnet</text:p>
            </text:list-header>
          </text:list>
        </text:list-item>
      </text:list>
      <text:list xml:id="list36692848" text:style-name="L34">
        <text:list-header>
          <text:p text:style-name="P194">lsslp -s FSP -w <text:s/>-i 192.168.200.205 -M {switchport|vpd} –makedhcp --resetnet</text:p>
        </text:list-header>
      </text:list>
      <text:p text:style-name="P8"/>
      <text:list xml:id="list37175484" text:continue-list="list37197831" text:style-name="L3">
        <text:list-item>
          <text:list>
            <text:list-item>
              <text:p text:style-name="P211">Limitations</text:p>
            </text:list-item>
          </text:list>
        </text:list-item>
      </text:list>
      <text:list xml:id="list37176705" text:continue-list="list37185326" text:style-name="L19">
        <text:list-header>
          <text:p text:style-name="P142"><text:s text:c="4"/>The following are limitations of HW discovery working with xCAT 2.4:</text:p>
        </text:list-header>
      </text:list>
      <text:p text:style-name="P130">1. In a cluster that contains a large number of P5 575 machines, the “lsslp” command may not be able to discover all machines. You can reduce this scaling issue with lsslp by using the <text:s/>“-t” <text:s/>(retry times) and “-c” (timeout value) flags . For an example:</text:p>
      <text:list xml:id="list36699167" text:style-name="L35">
        <text:list-item>
          <text:list>
            <text:list-header>
              <text:p text:style-name="P205">lsslp -s FSP -i 192.168.200.205 -t 5 -c 3000,3000,3000,3000,3000</text:p>
            </text:list-header>
          </text:list>
        </text:list-item>
      </text:list>
      <text:p text:style-name="P125">See “lsslp” <text:s/>man page for the details.</text:p>
      <text:p text:style-name="P128"><text:span text:style-name="T29">2. For HMC with V7R350 and V7R340 release, we had experienced some HMC discovery issues "</text:span><text:span text:style-name="T30">lsslp -m</text:span><text:span text:style-name="T29">" in different layer2/layer3 ethernet switch environments. In this case, the xCAT admin may have to manually create the HMC node objects using xCAT command “</text:span><text:span text:style-name="T30">mkdef</text:span><text:span text:style-name="T29">”. </text:span></text:p>
      <text:list xml:id="list37185690" text:continue-list="list37175484" text:style-name="L3">
        <text:list-header>
          <text:p text:style-name="P144"/>
        </text:list-header>
      </text:list>
      <text:p text:style-name="P123">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3">4. The lsslp –resetnet <text:s/>is currently only supported when working with -s BPA/FSP. We are looking to enhance the –resetnet support to work with selected node ranges in a future xCAT release. </text:p>
      <text:list xml:id="list36691036" text:style-name="L36">
        <text:list-header>
          <text:p text:style-name="P145"/>
        </text:list-header>
      </text:list>
      <text:list xml:id="list37181778" text:continue-list="list37185690" text:style-name="L3">
        <text:list-item>
          <text:p text:style-name="P209">HMC connections to frame/CEC</text:p>
        </text:list-item>
      </text:list>
      <text:list xml:id="list38329880" text:style-name="L36">
        <text:list-header>
          <text:p text:style-name="P146"><text:span text:style-name="T27">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7187232" text:continue-list="list37181778" text:style-name="L3">
        <text:list-item>
          <text:list>
            <text:list-item>
              <text:p text:style-name="P211"><text:soft-page-break/>Set proper passwords for BPA/FSP/HMC</text:p>
            </text:list-item>
          </text:list>
        </text:list-item>
      </text:list>
      <text:p text:style-name="P55">The passwords used with BPA/FSP userids 'HMC', 'general' and 'admin' needs to be set correctly in xCAT table “ppcdirect” or table “passwd”, if the cluster is not going to use the default passwords. <text:s/>Here is an example of table “ppcdirect”,</text:p>
      <text:list xml:id="list36705100" text:style-name="L37">
        <text:list-item>
          <text:list>
            <text:list-header>
              <text:p text:style-name="P201">#hcp,username,password,comments,disable</text:p>
              <text:p text:style-name="P201">"Server-9125-F2A-0262672","HMC","abc123",,</text:p>
              <text:p text:style-name="P201">"my_frame_grp1","HMC","abcdefg",,</text:p>
              <text:p text:style-name="P201">"Server-9125-F2A-0262672","general","abc123",,</text:p>
              <text:p text:style-name="P201">"my_frame_grp1","general","abcdefg",,</text:p>
              <text:p text:style-name="P201">"Server-9125-F2A-0262672","admin","abc123",,</text:p>
              <text:p text:style-name="P201">"my_frame_grp1","admin","abcdefg",,</text:p>
            </text:list-header>
          </text:list>
        </text:list-item>
      </text:list>
      <text:p text:style-name="P135"/>
      <text:p text:style-name="P48">The passwords used with the HMC nodes working with userid “hscroot” <text:s/>is located in the xCAT table <text:s/>“ppchcp” . For an example </text:p>
      <text:list xml:id="list37181448" text:continue-numbering="true" text:style-name="L37">
        <text:list-item>
          <text:list>
            <text:list-header>
              <text:p text:style-name="P201">#hcp,username,password,comments,disable</text:p>
              <text:p text:style-name="P201">"c76v1hmc02","hscroot","abc123",,</text:p>
            </text:list-header>
          </text:list>
        </text:list-item>
      </text:list>
      <text:p text:style-name="P114"/>
      <text:list xml:id="list37175497" text:continue-list="list37187232" text:style-name="L3">
        <text:list-item>
          <text:list>
            <text:list-item>
              <text:p text:style-name="P211">Run mkhwconn to assign frames/CECs to correct HMCs</text:p>
            </text:list-item>
          </text:list>
        </text:list-item>
      </text:list>
      <text:p text:style-name="P122">The <text:span text:style-name="T13">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21"/>
      <text:p text:style-name="P52">For an mkhwconn example, run</text:p>
      <text:list xml:id="list37188821" text:continue-list="list37181448" text:style-name="L37">
        <text:list-item>
          <text:list>
            <text:list-header>
              <text:p text:style-name="P206">mkhwconn FSP1 –p HMC1 -P &lt;HMC passwd&gt;</text:p>
            </text:list-header>
          </text:list>
        </text:list-item>
      </text:list>
      <text:p text:style-name="P50"><text:tab/> <text:s text:c="6"/>will result with FSP node <text:span text:style-name="T13">FSP1</text:span> to be connected <text:s/>by HMC node <text:s/><text:span text:style-name="T13">HMC1</text:span>. </text:p>
      <text:p text:style-name="P28">See mkhwconn <text:s/>man page for details of this command</text:p>
      <text:p text:style-name="P51"/>
      <text:p text:style-name="P85">Note:</text:p>
      <text:list xml:id="list36709430" text:style-name="L38">
        <text:list-item>
          <text:p text:style-name="P147"><text:span text:style-name="T36">O</text:span><text:span text:style-name="T26">nly one HMC can be specified and active in xCAT DB at a time. </text:span></text:p>
        </text:list-item>
        <text:list-item>
          <text:p text:style-name="P148">For those high-end System P servers (IH and H servers), the CEC/FSP nodes in the selected <text:s/>frame/BPA are controlled by the <text:s/>BPA node. In this case, the FSP nodes are not allowed to be assigned directly to an HMC node. The BPA nodes should be assigned to <text:soft-page-break/>the HMC node, and the “mkhwconn” will automatically assign all the FSP nodes found in the selected frame to the HMC.</text:p>
        </text:list-item>
      </text:list>
      <text:p text:style-name="P72"/>
      <text:p text:style-name="P45">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3">chdef</text:span> command. You then can run <text:s/><text:span text:style-name="T13">mkhwconn <text:s/>-t</text:span> <text:s/>to setup multiple BPA/FSP nodes to make connections to multiple HMC based on the xCAT DB.</text:p>
      <text:p text:style-name="P42"><text:s text:c="6"/></text:p>
      <text:p text:style-name="P44">The following is an example of activating a second HMC for BPA/FSP:</text:p>
      <text:p text:style-name="P43">Run <text:span text:style-name="T13">chdef</text:span> to change the “mgt” (node management type) to “hmc”, and change “hcp” to the corresponding HMC node.</text:p>
      <text:list xml:id="list38334084" text:style-name="L37">
        <text:list-item>
          <text:list>
            <text:list-header>
              <text:p text:style-name="P184">chdef <text:s/>frame_group1,fsp_group2 mgt=hmc hcp=hmc1. </text:p>
            </text:list-header>
          </text:list>
        </text:list-item>
      </text:list>
      <text:p text:style-name="P43"/>
      <text:p text:style-name="P43">Here the <text:span text:style-name="T13">frame_group1 </text:span>includes the selected BPA nodes, and <text:span text:style-name="T13">fsp_group2</text:span> includes FSP nodes that do not belong to the BPA nodes in frame_group1.</text:p>
      <text:p text:style-name="P41">Run <text:span text:style-name="T13">mkhwconn</text:span> to have a second hmc1 be the second and current HMC connections for <text:s/><text:span text:style-name="T13">frame_group1</text:span> and f<text:span text:style-name="T13">sp_group2</text:span>.</text:p>
      <text:list xml:id="list37205558" text:continue-numbering="true" text:style-name="L37">
        <text:list-item>
          <text:list>
            <text:list-header>
              <text:p text:style-name="P206">mkhwconn <text:s/>frame_group1,fsp_group2 <text:s/>–t</text:p>
            </text:list-header>
          </text:list>
        </text:list-item>
      </text:list>
      <text:p text:style-name="P46"/>
      <text:p text:style-name="P47">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6"/>
      <text:list xml:id="list37199940" text:continue-list="list37175497" text:style-name="L3">
        <text:list-item>
          <text:list>
            <text:list-item>
              <text:p text:style-name="P211">List <text:s/>frames/CECs <text:s/>from HMC</text:p>
            </text:list-item>
          </text:list>
        </text:list-item>
      </text:list>
      <text:p text:style-name="P66">There is the <text:span text:style-name="T13">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6">Run <text:span text:style-name="T13">lshwconn <text:s/>&lt;HMC node&gt;</text:span> <text:s/>to locate all BPA/FSP servers on HMC. </text:p>
      <text:p text:style-name="P67">See “lshwconn” <text:s/>man page for the details.</text:p>
      <text:p text:style-name="P116"><text:s text:c="4"/></text:p>
      <text:list xml:id="list37176203" text:continue-numbering="true" text:style-name="L3">
        <text:list-item>
          <text:list>
            <text:list-item>
              <text:p text:style-name="P211">Move frames/CECs to other HMCs (optional)</text:p>
            </text:list-item>
          </text:list>
        </text:list-item>
      </text:list>
      <text:p text:style-name="Text_20_Body_20_Single"/>
      <text:p text:style-name="P40"><text:soft-page-break/>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1">For example, if the attribute “hcp” attribute <text:s/>is set to HMC node <text:span text:style-name="T13">hmc1</text:span>, working with BPA server node <text:span text:style-name="T13">frame1</text:span> running <text:s text:c="3"/><text:span text:style-name="T31">“rmhwconn frame1” </text:span></text:p>
      <text:p text:style-name="P43">This will remove the frame <text:span text:style-name="T13">frame1</text:span>, as well as any CECs located in the frame1 from current HMC <text:span text:style-name="T13">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4">Run mkhwconn to assign frames/CECs to another HMC, as described in Section 3.2. </text:p>
      <text:p text:style-name="P77"/>
      <text:list xml:id="list37204373" text:continue-numbering="true" text:style-name="L3">
        <text:list-item>
          <text:list>
            <text:list-item>
              <text:p text:style-name="P211">rspconfig to update password <text:s/>(optional)</text:p>
            </text:list-item>
          </text:list>
        </text:list-item>
      </text:list>
      <text:p text:style-name="P77"/>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3"/>
      <text:list xml:id="list37202776" text:continue-list="list37205558" text:style-name="L37">
        <text:list-item>
          <text:list>
            <text:list-header>
              <text:p text:style-name="P233">rspconfig &lt;bpa&gt; HMC_passwd=access,abc123</text:p>
              <text:p text:style-name="P233">rspconfig <text:s/>&lt;fsp&gt; HMC_passwd=access,abc123</text:p>
            </text:list-header>
          </text:list>
        </text:list-item>
      </text:list>
      <text:p text:style-name="P114"/>
      <text:p text:style-name="P114">Note:</text:p>
      <text:list xml:id="list36690497" text:style-name="L39">
        <text:list-item>
          <text:p text:style-name="P149">The default password for userid HMC on BPA/FSP is empty, so if the frame or CEC is new or has been reset to manufactory setting, you can use the following command to initialize the userid HMC's password:</text:p>
        </text:list-item>
      </text:list>
      <text:list xml:id="list37179435" text:continue-list="list37202776" text:style-name="L37">
        <text:list-item>
          <text:list>
            <text:list-header>
              <text:p text:style-name="P234">rspconfig <text:s/>&lt;fsp&gt; HMC_passwd=,abc123</text:p>
            </text:list-header>
          </text:list>
        </text:list-item>
      </text:list>
      <text:list xml:id="list37179981" text:continue-list="list36690497" text:style-name="L39">
        <text:list-header>
          <text:p text:style-name="P150">The defualt passwords for userids admin and general are “admin” and “general”, so it doesn't have any difference between initializing passwords and changing passwords for userids admin and general.</text:p>
        </text:list-header>
      </text:list>
      <text:list xml:id="list37176652" text:continue-list="list37204373" text:style-name="L3">
        <text:list-item>
          <text:list>
            <text:list-item>
              <text:p text:style-name="P213">rspconfig to update frame number <text:s text:c="2"/>(optional)</text:p>
            </text:list-item>
          </text:list>
        </text:list-item>
      </text:list>
      <text:p text:style-name="P29">The xCAT administratorcan run the <text:span text:style-name="T13">rspconfig</text:span> command to specify the frame number information when working with 24 inch frames that contain the BPA logic. This information is helpful for <text:soft-page-break/>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187"><text:span text:style-name="T13">rspconfig</text:span> &lt;bpa&gt; <text:s/>frame <text:s text:c="2"/>(list current frame number)</text:p>
            </text:list-header>
          </text:list>
        </text:list-item>
      </text:list>
      <text:p text:style-name="P70"><text:span text:style-name="T17">rspconfig</text:span><text:span text:style-name="T15"> &lt;bpa&gt; frame=4 (change BPA to now be frame 4)</text:span></text:p>
      <text:list xml:id="list37183120" text:continue-list="list37176652" text:style-name="L3">
        <text:list-item>
          <text:list>
            <text:list-item>
              <text:p text:style-name="P212">rspconfig to update BPA/FSP hostname <text:s text:c="3"/>(optional)</text:p>
            </text:list-item>
          </text:list>
        </text:list-item>
      </text:list>
      <text:p text:style-name="P110"><text:span text:style-name="T15">The xCAT administrator can now run the </text:span><text:span text:style-name="T17">rspconfig</text:span><text:span text:style-name="T15">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9"><text:span text:style-name="T17">rspconfig</text:span><text:span text:style-name="T15"> &lt;bpa_node&gt; <text:s/>hostname=*</text:span></text:p>
      <text:p text:style-name="P68"><text:span text:style-name="T17">rspconfig</text:span><text:span text:style-name="T15">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7</text:page-number></text:p>
      </style:footer>
    </style:master-page>
    <style:master-page style:name="Index"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7" meta:paragraph-count="422" meta:word-count="8984" meta:character-count="56226"/>
    <meta:user-defined meta:name="Info 1"/>
    <meta:user-defined meta:name="Info 2"/>
    <meta:user-defined meta:name="Info 3"/>
    <meta:user-defined meta:name="Info 4"/>
  </office:meta>
</office:document-meta>
</file>